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109.85pt" svg:height="624.67pt" svg:x="80.39pt" svg:y="761.95pt">
            <loext:p draw:notify-on-update-of-ranges="Sheet1.A8:Sheet1.A22 Sheet1.B8:Sheet1.B22 Sheet1.AG87:Sheet1.AG101 Sheet1.AH87:Sheet1.AH101 Sheet1.D8:Sheet1.D24 Sheet1.E8:Sheet1.E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474.21pt" svg:y="2066.88pt">
            <loext:p draw:notify-on-update-of-ranges="Sheet1.B122:Sheet1.B133 Sheet1.C122:Sheet1.C133 Sheet1.E122:Sheet1.E144 Sheet1.F122:Sheet1.F1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39.69pt" svg:height="602.76pt" svg:x="1330.72pt" svg:y="1531.36pt">
            <loext:p draw:notify-on-update-of-ranges="Sheet1.W105:Sheet1.W117 Sheet1.V105:Sheet1.V117 Sheet1.Z105:Sheet1.Z117 Sheet1.Y105:Sheet1.Y117 Sheet1.AC105:Sheet1.AC117 Sheet1.AB105:Sheet1.AB1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16.29pt" svg:height="684.06pt" svg:x="1804.05pt" svg:y="2314.46pt">
            <loext:p draw:notify-on-update-of-ranges="Sheet1.T185:Sheet1.T200 Sheet1.U185:Sheet1.U200 Sheet1.Y185:Sheet1.Y200 Sheet1.X185:Sheet1.X20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805.44pt" svg:height="432.88pt" svg:x="856.15pt" svg:y="2617pt">
            <loext:p draw:notify-on-update-of-ranges="Sheet1.T185:Sheet1.T200 Sheet1.V185:Sheet1.V200 Sheet1.Z185:Sheet1.Z200 Sheet1.X185:Sheet1.X20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5" table:default-cell-style-name="Default"/>
        <table:table-row table:style-name="ro1" table:number-rows-repeated="2">
          <table:table-cell table:number-columns-repeated="35"/>
        </table:table-row>
        <table:table-row table:style-name="ro1">
          <table:table-cell office:value-type="string" calcext:value-type="string">
            <text:p>lena.ppm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Lena 5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uniform pixels</text:p>
          </table:table-cell>
          <table:table-cell table:number-columns-repeated="2"/>
          <table:table-cell office:value-type="string" calcext:value-type="string">
            <text:p>uniform residuals</text:p>
          </table:table-cell>
          <table:table-cell table:number-columns-repeated="2"/>
          <table:table-cell office:value-type="string" calcext:value-type="string">
            <text:p>vector pixels full</text:p>
          </table:table-cell>
          <table:table-cell table:number-columns-repeated="2"/>
          <table:table-cell office:value-type="string" calcext:value-type="string">
            <text:p>vector pixels mini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38.39" calcext:value-type="float">
            <text:p>38.39</text:p>
          </table:table-cell>
          <table:table-cell/>
          <table:table-cell office:value-type="float" office:value="10.04" calcext:value-type="float">
            <text:p>10.04</text:p>
          </table:table-cell>
          <table:table-cell office:value-type="float" office:value="26.96" calcext:value-type="float">
            <text:p>26.96</text:p>
          </table:table-cell>
          <table:table-cell table:number-columns-repeated="4"/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  <table:table-cell table:number-columns-repeated="24"/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60.85" calcext:value-type="float">
            <text:p>60.85</text:p>
          </table:table-cell>
          <table:table-cell/>
          <table:table-cell office:value-type="float" office:value="20.02" calcext:value-type="float">
            <text:p>20.02</text:p>
          </table:table-cell>
          <table:table-cell office:value-type="float" office:value="52.71" calcext:value-type="float">
            <text:p>52.71</text:p>
          </table:table-cell>
          <table:table-cell/>
          <table:table-cell office:value-type="float" office:value="20.12" calcext:value-type="float">
            <text:p>20.12</text:p>
          </table:table-cell>
          <table:table-cell office:value-type="float" office:value="57.22" calcext:value-type="float">
            <text:p>57.22</text:p>
          </table:table-cell>
          <table:table-cell/>
          <table:table-cell office:value-type="float" office:value="20.66" calcext:value-type="float">
            <text:p>20.66</text:p>
          </table:table-cell>
          <table:table-cell office:value-type="float" office:value="66.21" calcext:value-type="float">
            <text:p>66.21</text:p>
          </table:table-cell>
          <table:table-cell table:number-columns-repeated="24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81.86" calcext:value-type="float">
            <text:p>81.86</text:p>
          </table:table-cell>
          <table:table-cell/>
          <table:table-cell office:value-type="float" office:value="30.84" calcext:value-type="float">
            <text:p>30.84</text:p>
          </table:table-cell>
          <table:table-cell office:value-type="float" office:value="59.65" calcext:value-type="float">
            <text:p>59.65</text:p>
          </table:table-cell>
          <table:table-cell/>
          <table:table-cell office:value-type="float" office:value="31.78" calcext:value-type="float">
            <text:p>31.78</text:p>
          </table:table-cell>
          <table:table-cell office:value-type="float" office:value="80.65" calcext:value-type="float">
            <text:p>80.65</text:p>
          </table:table-cell>
          <table:table-cell/>
          <table:table-cell office:value-type="float" office:value="39.92" calcext:value-type="float">
            <text:p>39.92</text:p>
          </table:table-cell>
          <table:table-cell office:value-type="float" office:value="91.97" calcext:value-type="float">
            <text:p>91.97</text:p>
          </table:table-cell>
          <table:table-cell table:number-columns-repeated="24"/>
        </table:table-row>
        <table:table-row table:style-name="ro1">
          <table:table-cell office:value-type="float" office:value="40.05" calcext:value-type="float">
            <text:p>40.05</text:p>
          </table:table-cell>
          <table:table-cell office:value-type="float" office:value="94.27" calcext:value-type="float">
            <text:p>94.27</text:p>
          </table:table-cell>
          <table:table-cell/>
          <table:table-cell office:value-type="float" office:value="40.03" calcext:value-type="float">
            <text:p>40.03</text:p>
          </table:table-cell>
          <table:table-cell office:value-type="float" office:value="80.4" calcext:value-type="float">
            <text:p>80.4</text:p>
          </table:table-cell>
          <table:table-cell/>
          <table:table-cell office:value-type="float" office:value="40.71" calcext:value-type="float">
            <text:p>40.71</text:p>
          </table:table-cell>
          <table:table-cell office:value-type="float" office:value="84.87" calcext:value-type="float">
            <text:p>84.87</text:p>
          </table:table-cell>
          <table:table-cell/>
          <table:table-cell office:value-type="float" office:value="40.25" calcext:value-type="float">
            <text:p>40.25</text:p>
          </table:table-cell>
          <table:table-cell office:value-type="float" office:value="94.19" calcext:value-type="float">
            <text:p>94.19</text:p>
          </table:table-cell>
          <table:table-cell table:number-columns-repeated="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.51" calcext:value-type="float">
            <text:p>109.51</text:p>
          </table:table-cell>
          <table:table-cell/>
          <table:table-cell office:value-type="float" office:value="50.53" calcext:value-type="float">
            <text:p>50.53</text:p>
          </table:table-cell>
          <table:table-cell office:value-type="float" office:value="85.57" calcext:value-type="float">
            <text:p>85.57</text:p>
          </table:table-cell>
          <table:table-cell/>
          <table:table-cell office:value-type="float" office:value="50.78" calcext:value-type="float">
            <text:p>50.78</text:p>
          </table:table-cell>
          <table:table-cell office:value-type="float" office:value="95.3" calcext:value-type="float">
            <text:p>95.3</text:p>
          </table:table-cell>
          <table:table-cell/>
          <table:table-cell office:value-type="float" office:value="56.54" calcext:value-type="float">
            <text:p>56.54</text:p>
          </table:table-cell>
          <table:table-cell office:value-type="float" office:value="122.56" calcext:value-type="float">
            <text:p>122.56</text:p>
          </table:table-cell>
          <table:table-cell table:number-columns-repeated="24"/>
        </table:table-row>
        <table:table-row table:style-name="ro1">
          <table:table-cell office:value-type="float" office:value="61.74" calcext:value-type="float">
            <text:p>61.74</text:p>
          </table:table-cell>
          <table:table-cell office:value-type="float" office:value="120.07" calcext:value-type="float">
            <text:p>120.07</text:p>
          </table:table-cell>
          <table:table-cell/>
          <table:table-cell office:value-type="float" office:value="60.36" calcext:value-type="float">
            <text:p>60.36</text:p>
          </table:table-cell>
          <table:table-cell office:value-type="float" office:value="94.27" calcext:value-type="float">
            <text:p>94.27</text:p>
          </table:table-cell>
          <table:table-cell/>
          <table:table-cell office:value-type="float" office:value="60.11" calcext:value-type="float">
            <text:p>60.11</text:p>
          </table:table-cell>
          <table:table-cell office:value-type="float" office:value="102.1" calcext:value-type="float">
            <text:p>102.1</text:p>
          </table:table-cell>
          <table:table-cell/>
          <table:table-cell office:value-type="float" office:value="68.33" calcext:value-type="float">
            <text:p>68.33</text:p>
          </table:table-cell>
          <table:table-cell office:value-type="float" office:value="139.47" calcext:value-type="float">
            <text:p>139.47</text:p>
          </table:table-cell>
          <table:table-cell table:number-columns-repeated="24"/>
        </table:table-row>
        <table:table-row table:style-name="ro1">
          <table:table-cell office:value-type="float" office:value="70.02" calcext:value-type="float">
            <text:p>70.02</text:p>
          </table:table-cell>
          <table:table-cell office:value-type="float" office:value="133.41" calcext:value-type="float">
            <text:p>133.41</text:p>
          </table:table-cell>
          <table:table-cell/>
          <table:table-cell office:value-type="float" office:value="70.05" calcext:value-type="float">
            <text:p>70.05</text:p>
          </table:table-cell>
          <table:table-cell office:value-type="float" office:value="108.67" calcext:value-type="float">
            <text:p>108.67</text:p>
          </table:table-cell>
          <table:table-cell/>
          <table:table-cell office:value-type="float" office:value="71.95" calcext:value-type="float">
            <text:p>71.95</text:p>
          </table:table-cell>
          <table:table-cell office:value-type="float" office:value="117.43" calcext:value-type="float">
            <text:p>117.43</text:p>
          </table:table-cell>
          <table:table-cell/>
          <table:table-cell office:value-type="float" office:value="75.51" calcext:value-type="float">
            <text:p>75.51</text:p>
          </table:table-cell>
          <table:table-cell office:value-type="float" office:value="130.12" calcext:value-type="float">
            <text:p>130.12</text:p>
          </table:table-cell>
          <table:table-cell table:number-columns-repeated="24"/>
        </table:table-row>
        <table:table-row table:style-name="ro1">
          <table:table-cell office:value-type="float" office:value="81.81" calcext:value-type="float">
            <text:p>81.81</text:p>
          </table:table-cell>
          <table:table-cell office:value-type="float" office:value="140.12" calcext:value-type="float">
            <text:p>140.12</text:p>
          </table:table-cell>
          <table:table-cell/>
          <table:table-cell office:value-type="float" office:value="82.67" calcext:value-type="float">
            <text:p>82.67</text:p>
          </table:table-cell>
          <table:table-cell office:value-type="float" office:value="115.09" calcext:value-type="float">
            <text:p>115.09</text:p>
          </table:table-cell>
          <table:table-cell table:number-columns-repeated="4"/>
          <table:table-cell office:value-type="float" office:value="76.91" calcext:value-type="float">
            <text:p>76.91</text:p>
          </table:table-cell>
          <table:table-cell office:value-type="float" office:value="129.58" calcext:value-type="float">
            <text:p>129.58</text:p>
          </table:table-cell>
          <table:table-cell table:number-columns-repeated="24"/>
        </table:table-row>
        <table:table-row table:style-name="ro1">
          <table:table-cell office:value-type="float" office:value="92.74" calcext:value-type="float">
            <text:p>92.74</text:p>
          </table:table-cell>
          <table:table-cell office:value-type="float" office:value="149.58" calcext:value-type="float">
            <text:p>149.58</text:p>
          </table:table-cell>
          <table:table-cell/>
          <table:table-cell office:value-type="float" office:value="90.11" calcext:value-type="float">
            <text:p>90.11</text:p>
          </table:table-cell>
          <table:table-cell office:value-type="float" office:value="120.07" calcext:value-type="float">
            <text:p>120.07</text:p>
          </table:table-cell>
          <table:table-cell table:number-columns-repeated="4"/>
          <table:table-cell office:value-type="float" office:value="88.8" calcext:value-type="float">
            <text:p>88.8</text:p>
          </table:table-cell>
          <table:table-cell office:value-type="float" office:value="138.52" calcext:value-type="float">
            <text:p>138.52</text:p>
          </table:table-cell>
          <table:table-cell table:number-columns-repeated="24"/>
        </table:table-row>
        <table:table-row table:style-name="ro1">
          <table:table-cell office:value-type="float" office:value="101.08" calcext:value-type="float">
            <text:p>101.08</text:p>
          </table:table-cell>
          <table:table-cell office:value-type="float" office:value="161.5" calcext:value-type="float">
            <text:p>161.5</text:p>
          </table:table-cell>
          <table:table-cell/>
          <table:table-cell office:value-type="float" office:value="100.65" calcext:value-type="float">
            <text:p>100.65</text:p>
          </table:table-cell>
          <table:table-cell office:value-type="float" office:value="134.91" calcext:value-type="float">
            <text:p>134.91</text:p>
          </table:table-cell>
          <table:table-cell table:number-columns-repeated="4"/>
          <table:table-cell office:value-type="float" office:value="96.03" calcext:value-type="float">
            <text:p>96.03</text:p>
          </table:table-cell>
          <table:table-cell office:value-type="float" office:value="154.39" calcext:value-type="float">
            <text:p>154.39</text:p>
          </table:table-cell>
          <table:table-cell table:number-columns-repeated="24"/>
        </table:table-row>
        <table:table-row table:style-name="ro1">
          <table:table-cell office:value-type="float" office:value="132.04" calcext:value-type="float">
            <text:p>132.04</text:p>
          </table:table-cell>
          <table:table-cell office:value-type="float" office:value="180.29" calcext:value-type="float">
            <text:p>180.29</text:p>
          </table:table-cell>
          <table:table-cell/>
          <table:table-cell office:value-type="float" office:value="131.97" calcext:value-type="float">
            <text:p>131.97</text:p>
          </table:table-cell>
          <table:table-cell office:value-type="float" office:value="149.58" calcext:value-type="float">
            <text:p>149.58</text:p>
          </table:table-cell>
          <table:table-cell table:number-columns-repeated="4"/>
          <table:table-cell office:value-type="float" office:value="100.32" calcext:value-type="float">
            <text:p>100.32</text:p>
          </table:table-cell>
          <table:table-cell office:value-type="float" office:value="159.67" calcext:value-type="float">
            <text:p>159.67</text:p>
          </table:table-cell>
          <table:table-cell table:number-columns-repeated="24"/>
        </table:table-row>
        <table:table-row table:style-name="ro1">
          <table:table-cell office:value-type="float" office:value="151.82" calcext:value-type="float">
            <text:p>151.82</text:p>
          </table:table-cell>
          <table:table-cell office:value-type="float" office:value="193.59" calcext:value-type="float">
            <text:p>193.59</text:p>
          </table:table-cell>
          <table:table-cell/>
          <table:table-cell office:value-type="float" office:value="151.26" calcext:value-type="float">
            <text:p>151.26</text:p>
          </table:table-cell>
          <table:table-cell office:value-type="float" office:value="165.65" calcext:value-type="float">
            <text:p>165.65</text:p>
          </table:table-cell>
          <table:table-cell table:number-columns-repeated="4"/>
          <table:table-cell office:value-type="float" office:value="100.56" calcext:value-type="float">
            <text:p>100.56</text:p>
          </table:table-cell>
          <table:table-cell office:value-type="float" office:value="156.02" calcext:value-type="float">
            <text:p>156.02</text:p>
          </table:table-cell>
          <table:table-cell table:number-columns-repeated="24"/>
        </table:table-row>
        <table:table-row table:style-name="ro1">
          <table:table-cell office:value-type="float" office:value="208.99" calcext:value-type="float">
            <text:p>208.99</text:p>
          </table:table-cell>
          <table:table-cell office:value-type="float" office:value="223.26" calcext:value-type="float">
            <text:p>223.26</text:p>
          </table:table-cell>
          <table:table-cell/>
          <table:table-cell office:value-type="float" office:value="207.23" calcext:value-type="float">
            <text:p>207.23</text:p>
          </table:table-cell>
          <table:table-cell office:value-type="float" office:value="196.6" calcext:value-type="float">
            <text:p>196.6</text:p>
          </table:table-cell>
          <table:table-cell table:number-columns-repeated="4"/>
          <table:table-cell office:value-type="float" office:value="107.8" calcext:value-type="float">
            <text:p>107.8</text:p>
          </table:table-cell>
          <table:table-cell office:value-type="float" office:value="150.2" calcext:value-type="float">
            <text:p>150.2</text:p>
          </table:table-cell>
          <table:table-cell table:number-columns-repeated="24"/>
        </table:table-row>
        <table:table-row table:style-name="ro1">
          <table:table-cell office:value-type="float" office:value="220.97" calcext:value-type="float">
            <text:p>220.97</text:p>
          </table:table-cell>
          <table:table-cell office:value-type="float" office:value="229.21" calcext:value-type="float">
            <text:p>229.21</text:p>
          </table:table-cell>
          <table:table-cell/>
          <table:table-cell office:value-type="float" office:value="218.39" calcext:value-type="float">
            <text:p>218.39</text:p>
          </table:table-cell>
          <table:table-cell office:value-type="float" office:value="200.19" calcext:value-type="float">
            <text:p>200.19</text:p>
          </table:table-cell>
          <table:table-cell table:number-columns-repeated="4"/>
          <table:table-cell office:value-type="float" office:value="112.39" calcext:value-type="float">
            <text:p>112.39</text:p>
          </table:table-cell>
          <table:table-cell office:value-type="float" office:value="149.9" calcext:value-type="float">
            <text:p>149.9</text:p>
          </table:table-cell>
          <table:table-cell table:number-columns-repeated="24"/>
        </table:table-row>
        <table:table-row table:style-name="ro1">
          <table:table-cell office:value-type="float" office:value="236.09" calcext:value-type="float">
            <text:p>236.09</text:p>
          </table:table-cell>
          <table:table-cell office:value-type="float" office:value="236.76" calcext:value-type="float">
            <text:p>236.76</text:p>
          </table:table-cell>
          <table:table-cell/>
          <table:table-cell office:value-type="float" office:value="229.41" calcext:value-type="float">
            <text:p>229.41</text:p>
          </table:table-cell>
          <table:table-cell office:value-type="float" office:value="206.08" calcext:value-type="float">
            <text:p>206.08</text:p>
          </table:table-cell>
          <table:table-cell table:number-columns-repeated="4"/>
          <table:table-cell office:value-type="float" office:value="42.1" calcext:value-type="float">
            <text:p>42.1</text:p>
          </table:table-cell>
          <table:table-cell office:value-type="float" office:value="97.38" calcext:value-type="float">
            <text:p>97.38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38.33" calcext:value-type="float">
            <text:p>38.33</text:p>
          </table:table-cell>
          <table:table-cell office:value-type="float" office:value="88.79" calcext:value-type="float">
            <text:p>88.79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57.54" calcext:value-type="float">
            <text:p>57.54</text:p>
          </table:table-cell>
          <table:table-cell office:value-type="float" office:value="117.32" calcext:value-type="float">
            <text:p>117.32</text:p>
          </table:table-cell>
          <table:table-cell table:number-columns-repeated="24"/>
        </table:table-row>
        <table:table-row table:style-name="ro1">
          <table:table-cell office:value-type="float" office:value="519.44" calcext:value-type="float">
            <text:p>519.44</text:p>
          </table:table-cell>
          <table:table-cell office:value-type="float" office:value="340.44" calcext:value-type="float">
            <text:p>340.44</text:p>
          </table:table-cell>
          <table:table-cell/>
          <table:table-cell office:value-type="float" office:value="509.35" calcext:value-type="float">
            <text:p>509.35</text:p>
          </table:table-cell>
          <table:table-cell office:value-type="float" office:value="309.45" calcext:value-type="float">
            <text:p>309.45</text:p>
          </table:table-cell>
          <table:table-cell table:number-columns-repeated="30"/>
        </table:table-row>
        <table:table-row table:style-name="ro1">
          <table:table-cell office:value-type="float" office:value="1034.79" calcext:value-type="float">
            <text:p>1034.79</text:p>
          </table:table-cell>
          <table:table-cell office:value-type="float" office:value="465.61" calcext:value-type="float">
            <text:p>465.61</text:p>
          </table:table-cell>
          <table:table-cell/>
          <table:table-cell office:value-type="float" office:value="1044.41" calcext:value-type="float">
            <text:p>1044.41</text:p>
          </table:table-cell>
          <table:table-cell office:value-type="float" office:value="438.87" calcext:value-type="float">
            <text:p>438.87</text:p>
          </table:table-cell>
          <table:table-cell table:number-columns-repeated="30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Lena 512</text:p>
          </table:table-cell>
          <table:table-cell table:number-columns-repeated="5"/>
          <table:table-cell office:value-type="string" calcext:value-type="string">
            <text:p>Lena 512</text:p>
          </table:table-cell>
          <table:table-cell table:number-columns-repeated="2"/>
          <table:table-cell office:value-type="float" office:value="19.46" calcext:value-type="float">
            <text:p>19.46</text:p>
          </table:table-cell>
          <table:table-cell office:value-type="float" office:value="61.35" calcext:value-type="float">
            <text:p>61.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PM kmeans pixels(not decodable)</text:p>
          </table:table-cell>
          <table:table-cell table:number-columns-repeated="5"/>
          <table:table-cell office:value-type="string" calcext:value-type="string">
            <text:p>PPM kmeans pixels index</text:p>
          </table:table-cell>
          <table:table-cell table:number-columns-repeated="2"/>
          <table:table-cell office:value-type="float" office:value="39.45" calcext:value-type="float">
            <text:p>39.45</text:p>
          </table:table-cell>
          <table:table-cell office:value-type="float" office:value="89.89" calcext:value-type="float">
            <text:p>89.89</text:p>
          </table:table-cell>
          <table:table-cell table:number-columns-repeated="3"/>
          <table:table-cell office:value-type="string" calcext:value-type="string">
            <text:p>Order 2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.55" calcext:value-type="float">
            <text:p>55.55</text:p>
          </table:table-cell>
          <table:table-cell table:number-columns-repeated="4"/>
          <table:table-cell office:value-type="float" office:value="22.8" calcext:value-type="float">
            <text:p>22.8</text:p>
          </table:table-cell>
          <table:table-cell office:value-type="float" office:value="48.25" calcext:value-type="float">
            <text:p>48.25</text:p>
          </table:table-cell>
          <table:table-cell/>
          <table:table-cell office:value-type="float" office:value="41.38" calcext:value-type="float">
            <text:p>41.38</text:p>
          </table:table-cell>
          <table:table-cell office:value-type="float" office:value="95.22" calcext:value-type="float">
            <text:p>95.22</text:p>
          </table:table-cell>
          <table:table-cell table:number-columns-repeated="2"/>
          <table:table-cell office:value-type="string" calcext:value-type="string">
            <text:p>Lena512</text:p>
          </table:table-cell>
          <table:table-cell table:number-columns-repeated="5"/>
          <table:table-cell office:value-type="string" calcext:value-type="string">
            <text:p>Lena512 kmeans residuals index</text:p>
          </table:table-cell>
          <table:table-cell table:number-columns-repeated="3"/>
          <table:table-cell office:value-type="string" calcext:value-type="string">
            <text:p>Lena512 kmeans pixels global tonal</text:p>
          </table:table-cell>
          <table:table-cell table:number-columns-repeated="5"/>
          <table:table-cell office:value-type="string" calcext:value-type="string">
            <text:p>Lena512 kmeans pixels alt tonal</text:p>
          </table:table-cell>
          <table:table-cell table:number-columns-repeated="3"/>
          <table:table-cell office:value-type="string" calcext:value-type="string">
            <text:p>Lena512 kmeans pixels alt tonal random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.68" calcext:value-type="float">
            <text:p>61.68</text:p>
          </table:table-cell>
          <table:table-cell table:number-columns-repeated="4"/>
          <table:table-cell office:value-type="float" office:value="40.74" calcext:value-type="float">
            <text:p>40.74</text:p>
          </table:table-cell>
          <table:table-cell office:value-type="float" office:value="59.37" calcext:value-type="float">
            <text:p>59.37</text:p>
          </table:table-cell>
          <table:table-cell/>
          <table:table-cell office:value-type="float" office:value="44.39" calcext:value-type="float">
            <text:p>44.39</text:p>
          </table:table-cell>
          <table:table-cell office:value-type="float" office:value="97.02" calcext:value-type="float">
            <text:p>97.02</text:p>
          </table:table-cell>
          <table:table-cell table:number-columns-repeated="2"/>
          <table:table-cell office:value-type="string" calcext:value-type="string">
            <text:p>PPM kmeans full pixels(not decodable)</text:p>
          </table:table-cell>
          <table:table-cell table:number-columns-repeated="2"/>
          <table:table-cell office:value-type="string" calcext:value-type="string">
            <text:p>modified vector tonal(decodable)</text:p>
          </table:table-cell>
          <table:table-cell table:number-columns-repeated="18"/>
        </table:table-row>
        <table:table-row table:style-name="ro1">
          <table:table-cell office:value-type="float" office:value="40.58" calcext:value-type="float">
            <text:p>40.58</text:p>
          </table:table-cell>
          <table:table-cell office:value-type="float" office:value="74.78" calcext:value-type="float">
            <text:p>74.78</text:p>
          </table:table-cell>
          <table:table-cell table:number-columns-repeated="4"/>
          <table:table-cell office:value-type="float" office:value="50.05" calcext:value-type="float">
            <text:p>50.05</text:p>
          </table:table-cell>
          <table:table-cell office:value-type="float" office:value="81.47" calcext:value-type="float">
            <text:p>81.47</text:p>
          </table:table-cell>
          <table:table-cell/>
          <table:table-cell office:value-type="float" office:value="47.16" calcext:value-type="float">
            <text:p>47.16</text:p>
          </table:table-cell>
          <table:table-cell office:value-type="float" office:value="99.77" calcext:value-type="float">
            <text:p>99.77</text:p>
          </table:table-cell>
          <table:table-cell table:number-columns-repeated="2"/>
          <table:table-cell office:value-type="float" office:value="9.97" calcext:value-type="float">
            <text:p>9.97</text:p>
          </table:table-cell>
          <table:table-cell office:value-type="float" office:value="21.52" calcext:value-type="float">
            <text:p>21.52</text:p>
          </table:table-cell>
          <table:table-cell/>
          <table:table-cell office:value-type="float" office:value="9.89" calcext:value-type="float">
            <text:p>9.89</text:p>
          </table:table-cell>
          <table:table-cell office:value-type="float" office:value="21.36" calcext:value-type="float">
            <text:p>21.36</text:p>
          </table:table-cell>
          <table:table-cell table:number-columns-repeated="17"/>
        </table:table-row>
        <table:table-row table:style-name="ro1">
          <table:table-cell office:value-type="float" office:value="62.17" calcext:value-type="float">
            <text:p>62.17</text:p>
          </table:table-cell>
          <table:table-cell office:value-type="float" office:value="92.96" calcext:value-type="float">
            <text:p>92.96</text:p>
          </table:table-cell>
          <table:table-cell table:number-columns-repeated="4"/>
          <table:table-cell office:value-type="float" office:value="69.52" calcext:value-type="float">
            <text:p>69.52</text:p>
          </table:table-cell>
          <table:table-cell office:value-type="float" office:value="87.93" calcext:value-type="float">
            <text:p>87.93</text:p>
          </table:table-cell>
          <table:table-cell/>
          <table:table-cell office:value-type="float" office:value="48.46" calcext:value-type="float">
            <text:p>48.46</text:p>
          </table:table-cell>
          <table:table-cell office:value-type="float" office:value="103.42" calcext:value-type="float">
            <text:p>103.42</text:p>
          </table:table-cell>
          <table:table-cell table:number-columns-repeated="2"/>
          <table:table-cell office:value-type="float" office:value="22.41" calcext:value-type="float">
            <text:p>22.41</text:p>
          </table:table-cell>
          <table:table-cell office:value-type="float" office:value="49.38" calcext:value-type="float">
            <text:p>49.38</text:p>
          </table:table-cell>
          <table:table-cell/>
          <table:table-cell office:value-type="float" office:value="19.86" calcext:value-type="float">
            <text:p>19.86</text:p>
          </table:table-cell>
          <table:table-cell office:value-type="float" office:value="34.99" calcext:value-type="float">
            <text:p>34.99</text:p>
          </table:table-cell>
          <table:table-cell/>
          <table:table-cell office:value-type="float" office:value="20.97" calcext:value-type="float">
            <text:p>20.97</text:p>
          </table:table-cell>
          <table:table-cell office:value-type="float" office:value="48.2" calcext:value-type="float">
            <text:p>48.2</text:p>
          </table:table-cell>
          <table:table-cell table:number-columns-repeated="2"/>
          <table:table-cell office:value-type="float" office:value="10.01" calcext:value-type="float">
            <text:p>10.01</text:p>
          </table:table-cell>
          <table:table-cell office:value-type="float" office:value="21.49" calcext:value-type="float">
            <text:p>21.49</text:p>
          </table:table-cell>
          <table:table-cell/>
          <table:table-cell office:value-type="float" office:value="10.09" calcext:value-type="float">
            <text:p>10.09</text:p>
          </table:table-cell>
          <table:table-cell office:value-type="float" office:value="21.56" calcext:value-type="float">
            <text:p>21.56</text:p>
          </table:table-cell>
          <table:table-cell/>
          <table:table-cell office:value-type="float" office:value="10.09" calcext:value-type="float">
            <text:p>10.09</text:p>
          </table:table-cell>
          <table:table-cell office:value-type="float" office:value="21.43" calcext:value-type="float">
            <text:p>21.43</text:p>
          </table:table-cell>
          <table:table-cell table:number-columns-repeated="2"/>
          <table:table-cell office:value-type="float" office:value="486.66" calcext:value-type="float">
            <text:p>486.66</text:p>
          </table:table-cell>
          <table:table-cell office:value-type="float" office:value="226.49" calcext:value-type="float">
            <text:p>226.49</text:p>
          </table:table-cell>
        </table:table-row>
        <table:table-row table:style-name="ro1">
          <table:table-cell office:value-type="float" office:value="63.13" calcext:value-type="float">
            <text:p>63.13</text:p>
          </table:table-cell>
          <table:table-cell office:value-type="float" office:value="91.22" calcext:value-type="float">
            <text:p>91.22</text:p>
          </table:table-cell>
          <table:table-cell table:number-columns-repeated="4"/>
          <table:table-cell office:value-type="float" office:value="96.47" calcext:value-type="float">
            <text:p>96.47</text:p>
          </table:table-cell>
          <table:table-cell office:value-type="float" office:value="104.85" calcext:value-type="float">
            <text:p>104.85</text:p>
          </table:table-cell>
          <table:table-cell/>
          <table:table-cell office:value-type="float" office:value="55.29" calcext:value-type="float">
            <text:p>55.29</text:p>
          </table:table-cell>
          <table:table-cell office:value-type="float" office:value="115.64" calcext:value-type="float">
            <text:p>115.64</text:p>
          </table:table-cell>
          <table:table-cell table:number-columns-repeated="2"/>
          <table:table-cell office:value-type="float" office:value="30.65" calcext:value-type="float">
            <text:p>30.65</text:p>
          </table:table-cell>
          <table:table-cell office:value-type="float" office:value="54.26" calcext:value-type="float">
            <text:p>54.26</text:p>
          </table:table-cell>
          <table:table-cell/>
          <table:table-cell office:value-type="float" office:value="29.62" calcext:value-type="float">
            <text:p>29.62</text:p>
          </table:table-cell>
          <table:table-cell office:value-type="float" office:value="44.91" calcext:value-type="float">
            <text:p>44.91</text:p>
          </table:table-cell>
          <table:table-cell/>
          <table:table-cell office:value-type="float" office:value="52.26" calcext:value-type="float">
            <text:p>52.26</text:p>
          </table:table-cell>
          <table:table-cell office:value-type="float" office:value="84.06" calcext:value-type="float">
            <text:p>84.06</text:p>
          </table:table-cell>
          <table:table-cell table:number-columns-repeated="2"/>
          <table:table-cell office:value-type="float" office:value="27.89" calcext:value-type="float">
            <text:p>27.89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25.78" calcext:value-type="float">
            <text:p>25.78</text:p>
          </table:table-cell>
          <table:table-cell office:value-type="float" office:value="53.03" calcext:value-type="float">
            <text:p>53.03</text:p>
          </table:table-cell>
          <table:table-cell/>
          <table:table-cell office:value-type="float" office:value="19.75" calcext:value-type="float">
            <text:p>19.75</text:p>
          </table:table-cell>
          <table:table-cell office:value-type="float" office:value="33.57" calcext:value-type="float">
            <text:p>33.57</text:p>
          </table:table-cell>
          <table:table-cell table:number-columns-repeated="2"/>
          <table:table-cell office:value-type="float" office:value="1013.46" calcext:value-type="float">
            <text:p>1013.46</text:p>
          </table:table-cell>
          <table:table-cell office:value-type="float" office:value="322.03" calcext:value-type="float">
            <text:p>322.03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93.49" calcext:value-type="float">
            <text:p>93.49</text:p>
          </table:table-cell>
          <table:table-cell table:number-columns-repeated="4"/>
          <table:table-cell office:value-type="float" office:value="121.66" calcext:value-type="float">
            <text:p>121.66</text:p>
          </table:table-cell>
          <table:table-cell office:value-type="float" office:value="129.19" calcext:value-type="float">
            <text:p>129.19</text:p>
          </table:table-cell>
          <table:table-cell/>
          <table:table-cell office:value-type="float" office:value="56.88" calcext:value-type="float">
            <text:p>56.88</text:p>
          </table:table-cell>
          <table:table-cell office:value-type="float" office:value="117.22" calcext:value-type="float">
            <text:p>117.22</text:p>
          </table:table-cell>
          <table:table-cell table:number-columns-repeated="2"/>
          <table:table-cell office:value-type="float" office:value="43.74" calcext:value-type="float">
            <text:p>43.74</text:p>
          </table:table-cell>
          <table:table-cell office:value-type="float" office:value="69.97" calcext:value-type="float">
            <text:p>69.97</text:p>
          </table:table-cell>
          <table:table-cell/>
          <table:table-cell office:value-type="float" office:value="47.8" calcext:value-type="float">
            <text:p>47.8</text:p>
          </table:table-cell>
          <table:table-cell office:value-type="float" office:value="66.68" calcext:value-type="float">
            <text:p>66.68</text:p>
          </table:table-cell>
          <table:table-cell/>
          <table:table-cell office:value-type="float" office:value="71.37" calcext:value-type="float">
            <text:p>71.37</text:p>
          </table:table-cell>
          <table:table-cell office:value-type="float" office:value="90.59" calcext:value-type="float">
            <text:p>90.59</text:p>
          </table:table-cell>
          <table:table-cell table:number-columns-repeated="2"/>
          <table:table-cell office:value-type="float" office:value="30.11" calcext:value-type="float">
            <text:p>30.11</text:p>
          </table:table-cell>
          <table:table-cell office:value-type="float" office:value="55.09" calcext:value-type="float">
            <text:p>55.09</text:p>
          </table:table-cell>
          <table:table-cell/>
          <table:table-cell office:value-type="float" office:value="30.32" calcext:value-type="float">
            <text:p>30.32</text:p>
          </table:table-cell>
          <table:table-cell office:value-type="float" office:value="55.07" calcext:value-type="float">
            <text:p>55.07</text:p>
          </table:table-cell>
          <table:table-cell/>
          <table:table-cell office:value-type="float" office:value="29.28" calcext:value-type="float">
            <text:p>29.28</text:p>
          </table:table-cell>
          <table:table-cell office:value-type="float" office:value="42.19" calcext:value-type="float">
            <text:p>42.19</text:p>
          </table:table-cell>
          <table:table-cell table:number-columns-repeated="2"/>
          <table:table-cell office:value-type="float" office:value="103.37" calcext:value-type="float">
            <text:p>103.37</text:p>
          </table:table-cell>
          <table:table-cell office:value-type="float" office:value="100.93" calcext:value-type="float">
            <text:p>100.93</text:p>
          </table:table-cell>
        </table:table-row>
        <table:table-row table:style-name="ro1">
          <table:table-cell office:value-type="float" office:value="74.08" calcext:value-type="float">
            <text:p>74.08</text:p>
          </table:table-cell>
          <table:table-cell office:value-type="float" office:value="94.28" calcext:value-type="float">
            <text:p>94.28</text:p>
          </table:table-cell>
          <table:table-cell table:number-columns-repeated="4"/>
          <table:table-cell office:value-type="float" office:value="157.54" calcext:value-type="float">
            <text:p>157.54</text:p>
          </table:table-cell>
          <table:table-cell office:value-type="float" office:value="134.71" calcext:value-type="float">
            <text:p>134.71</text:p>
          </table:table-cell>
          <table:table-cell/>
          <table:table-cell office:value-type="float" office:value="59.74" calcext:value-type="float">
            <text:p>59.74</text:p>
          </table:table-cell>
          <table:table-cell office:value-type="float" office:value="112.89" calcext:value-type="float">
            <text:p>112.89</text:p>
          </table:table-cell>
          <table:table-cell table:number-columns-repeated="2"/>
          <table:table-cell office:value-type="float" office:value="49.92" calcext:value-type="float">
            <text:p>49.92</text:p>
          </table:table-cell>
          <table:table-cell office:value-type="float" office:value="83.43" calcext:value-type="float">
            <text:p>83.43</text:p>
          </table:table-cell>
          <table:table-cell/>
          <table:table-cell office:value-type="float" office:value="66.87" calcext:value-type="float">
            <text:p>66.87</text:p>
          </table:table-cell>
          <table:table-cell office:value-type="float" office:value="77.2" calcext:value-type="float">
            <text:p>77.2</text:p>
          </table:table-cell>
          <table:table-cell/>
          <table:table-cell office:value-type="float" office:value="101.08" calcext:value-type="float">
            <text:p>101.08</text:p>
          </table:table-cell>
          <table:table-cell office:value-type="float" office:value="107.04" calcext:value-type="float">
            <text:p>107.04</text:p>
          </table:table-cell>
          <table:table-cell table:number-columns-repeated="2"/>
          <table:table-cell office:value-type="float" office:value="50.8" calcext:value-type="float">
            <text:p>50.8</text:p>
          </table:table-cell>
          <table:table-cell office:value-type="float" office:value="67.66" calcext:value-type="float">
            <text:p>67.66</text:p>
          </table:table-cell>
          <table:table-cell/>
          <table:table-cell office:value-type="float" office:value="50.49" calcext:value-type="float">
            <text:p>50.49</text:p>
          </table:table-cell>
          <table:table-cell office:value-type="float" office:value="68.4" calcext:value-type="float">
            <text:p>68.4</text:p>
          </table:table-cell>
          <table:table-cell/>
          <table:table-cell office:value-type="float" office:value="48.42" calcext:value-type="float">
            <text:p>48.42</text:p>
          </table:table-cell>
          <table:table-cell office:value-type="float" office:value="64.59" calcext:value-type="float">
            <text:p>64.59</text:p>
          </table:table-cell>
          <table:table-cell table:number-columns-repeated="2"/>
          <table:table-cell office:value-type="float" office:value="121.36" calcext:value-type="float">
            <text:p>121.36</text:p>
          </table:table-cell>
          <table:table-cell office:value-type="float" office:value="108.91" calcext:value-type="float">
            <text:p>108.91</text:p>
          </table:table-cell>
        </table:table-row>
        <table:table-row table:style-name="ro1">
          <table:table-cell office:value-type="float" office:value="76.32" calcext:value-type="float">
            <text:p>76.32</text:p>
          </table:table-cell>
          <table:table-cell office:value-type="float" office:value="106.47" calcext:value-type="float">
            <text:p>106.47</text:p>
          </table:table-cell>
          <table:table-cell table:number-columns-repeated="4"/>
          <table:table-cell office:value-type="float" office:value="205.23" calcext:value-type="float">
            <text:p>205.23</text:p>
          </table:table-cell>
          <table:table-cell office:value-type="float" office:value="164.64" calcext:value-type="float">
            <text:p>164.64</text:p>
          </table:table-cell>
          <table:table-cell/>
          <table:table-cell office:value-type="float" office:value="71.62" calcext:value-type="float">
            <text:p>71.62</text:p>
          </table:table-cell>
          <table:table-cell office:value-type="float" office:value="126.96" calcext:value-type="float">
            <text:p>126.96</text:p>
          </table:table-cell>
          <table:table-cell table:number-columns-repeated="2"/>
          <table:table-cell office:value-type="float" office:value="59.11" calcext:value-type="float">
            <text:p>59.11</text:p>
          </table:table-cell>
          <table:table-cell office:value-type="float" office:value="87.11" calcext:value-type="float">
            <text:p>87.11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26.92" calcext:value-type="float">
            <text:p>126.92</text:p>
          </table:table-cell>
          <table:table-cell office:value-type="float" office:value="125.63" calcext:value-type="float">
            <text:p>125.63</text:p>
          </table:table-cell>
          <table:table-cell table:number-columns-repeated="2"/>
          <table:table-cell office:value-type="float" office:value="71.18" calcext:value-type="float">
            <text:p>71.18</text:p>
          </table:table-cell>
          <table:table-cell office:value-type="float" office:value="92.52" calcext:value-type="float">
            <text:p>92.52</text:p>
          </table:table-cell>
          <table:table-cell/>
          <table:table-cell office:value-type="float" office:value="71.75" calcext:value-type="float">
            <text:p>71.75</text:p>
          </table:table-cell>
          <table:table-cell office:value-type="float" office:value="89.78" calcext:value-type="float">
            <text:p>89.78</text:p>
          </table:table-cell>
          <table:table-cell/>
          <table:table-cell office:value-type="float" office:value="67.33" calcext:value-type="float">
            <text:p>67.33</text:p>
          </table:table-cell>
          <table:table-cell office:value-type="float" office:value="74.05" calcext:value-type="float">
            <text:p>74.05</text:p>
          </table:table-cell>
          <table:table-cell table:number-columns-repeated="2"/>
          <table:table-cell office:value-type="float" office:value="251.42" calcext:value-type="float">
            <text:p>251.42</text:p>
          </table:table-cell>
          <table:table-cell office:value-type="float" office:value="165.7" calcext:value-type="float">
            <text:p>165.7</text:p>
          </table:table-cell>
        </table:table-row>
        <table:table-row table:style-name="ro1">
          <table:table-cell office:value-type="float" office:value="76.98" calcext:value-type="float">
            <text:p>76.98</text:p>
          </table:table-cell>
          <table:table-cell office:value-type="float" office:value="99.29" calcext:value-type="float">
            <text:p>99.29</text:p>
          </table:table-cell>
          <table:table-cell table:number-columns-repeated="4"/>
          <table:table-cell office:value-type="float" office:value="267.86" calcext:value-type="float">
            <text:p>267.86</text:p>
          </table:table-cell>
          <table:table-cell office:value-type="float" office:value="175.14" calcext:value-type="float">
            <text:p>175.14</text:p>
          </table:table-cell>
          <table:table-cell/>
          <table:table-cell office:value-type="float" office:value="89.65" calcext:value-type="float">
            <text:p>89.65</text:p>
          </table:table-cell>
          <table:table-cell office:value-type="float" office:value="142.51" calcext:value-type="float">
            <text:p>142.51</text:p>
          </table:table-cell>
          <table:table-cell table:number-columns-repeated="2"/>
          <table:table-cell office:value-type="float" office:value="73.36" calcext:value-type="float">
            <text:p>73.36</text:p>
          </table:table-cell>
          <table:table-cell office:value-type="float" office:value="90.95" calcext:value-type="float">
            <text:p>90.95</text:p>
          </table:table-cell>
          <table:table-cell/>
          <table:table-cell office:value-type="float" office:value="118.87" calcext:value-type="float">
            <text:p>118.87</text:p>
          </table:table-cell>
          <table:table-cell office:value-type="float" office:value="107.26" calcext:value-type="float">
            <text:p>107.26</text:p>
          </table:table-cell>
          <table:table-cell/>
          <table:table-cell office:value-type="float" office:value="152.58" calcext:value-type="float">
            <text:p>152.58</text:p>
          </table:table-cell>
          <table:table-cell office:value-type="float" office:value="132.85" calcext:value-type="float">
            <text:p>132.8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3.6" calcext:value-type="float">
            <text:p>103.6</text:p>
          </table:table-cell>
          <table:table-cell/>
          <table:table-cell office:value-type="float" office:value="98.1" calcext:value-type="float">
            <text:p>98.1</text:p>
          </table:table-cell>
          <table:table-cell office:value-type="float" office:value="103.85" calcext:value-type="float">
            <text:p>103.85</text:p>
          </table:table-cell>
          <table:table-cell/>
          <table:table-cell office:value-type="float" office:value="98.01" calcext:value-type="float">
            <text:p>98.01</text:p>
          </table:table-cell>
          <table:table-cell office:value-type="float" office:value="96.48" calcext:value-type="float">
            <text:p>96.48</text:p>
          </table:table-cell>
          <table:table-cell table:number-columns-repeated="2"/>
          <table:table-cell office:value-type="float" office:value="196.61" calcext:value-type="float">
            <text:p>196.61</text:p>
          </table:table-cell>
          <table:table-cell office:value-type="float" office:value="144.337" calcext:value-type="float">
            <text:p>144.337</text:p>
          </table:table-cell>
        </table:table-row>
        <table:table-row table:style-name="ro1">
          <table:table-cell office:value-type="float" office:value="78.707" calcext:value-type="float">
            <text:p>78.707</text:p>
          </table:table-cell>
          <table:table-cell office:value-type="float" office:value="112.13" calcext:value-type="float">
            <text:p>112.13</text:p>
          </table:table-cell>
          <table:table-cell table:number-columns-repeated="4"/>
          <table:table-cell office:value-type="float" office:value="491.52" calcext:value-type="float">
            <text:p>491.52</text:p>
          </table:table-cell>
          <table:table-cell office:value-type="float" office:value="237.39" calcext:value-type="float">
            <text:p>237.39</text:p>
          </table:table-cell>
          <table:table-cell/>
          <table:table-cell office:value-type="float" office:value="90.97" calcext:value-type="float">
            <text:p>90.97</text:p>
          </table:table-cell>
          <table:table-cell office:value-type="float" office:value="143.71" calcext:value-type="float">
            <text:p>143.71</text:p>
          </table:table-cell>
          <table:table-cell table:number-columns-repeated="2"/>
          <table:table-cell office:value-type="float" office:value="92.21" calcext:value-type="float">
            <text:p>92.21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48.27" calcext:value-type="float">
            <text:p>148.27</text:p>
          </table:table-cell>
          <table:table-cell office:value-type="float" office:value="119.39" calcext:value-type="float">
            <text:p>119.39</text:p>
          </table:table-cell>
          <table:table-cell/>
          <table:table-cell office:value-type="float" office:value="202.64" calcext:value-type="float">
            <text:p>202.64</text:p>
          </table:table-cell>
          <table:table-cell office:value-type="float" office:value="158.13" calcext:value-type="float">
            <text:p>158.13</text:p>
          </table:table-cell>
          <table:table-cell table:number-columns-repeated="2"/>
          <table:table-cell office:value-type="float" office:value="120.62" calcext:value-type="float">
            <text:p>120.62</text:p>
          </table:table-cell>
          <table:table-cell office:value-type="float" office:value="112.13" calcext:value-type="float">
            <text:p>112.13</text:p>
          </table:table-cell>
          <table:table-cell/>
          <table:table-cell office:value-type="float" office:value="123.49" calcext:value-type="float">
            <text:p>123.49</text:p>
          </table:table-cell>
          <table:table-cell office:value-type="float" office:value="112.46" calcext:value-type="float">
            <text:p>112.46</text:p>
          </table:table-cell>
          <table:table-cell/>
          <table:table-cell office:value-type="float" office:value="116.89" calcext:value-type="float">
            <text:p>116.89</text:p>
          </table:table-cell>
          <table:table-cell office:value-type="float" office:value="103.31" calcext:value-type="float">
            <text:p>103.31</text:p>
          </table:table-cell>
          <table:table-cell table:number-columns-repeated="2"/>
          <table:table-cell office:value-type="float" office:value="152.17" calcext:value-type="float">
            <text:p>152.17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office:value-type="float" office:value="83.23" calcext:value-type="float">
            <text:p>83.23</text:p>
          </table:table-cell>
          <table:table-cell office:value-type="float" office:value="123.75" calcext:value-type="float">
            <text:p>123.75</text:p>
          </table:table-cell>
          <table:table-cell table:number-columns-repeated="4"/>
          <table:table-cell office:value-type="float" office:value="1156.56" calcext:value-type="float">
            <text:p>1156.56</text:p>
          </table:table-cell>
          <table:table-cell office:value-type="float" office:value="379.3" calcext:value-type="float">
            <text:p>379.3</text:p>
          </table:table-cell>
          <table:table-cell/>
          <table:table-cell office:value-type="float" office:value="93.76" calcext:value-type="float">
            <text:p>93.76</text:p>
          </table:table-cell>
          <table:table-cell office:value-type="float" office:value="149.34" calcext:value-type="float">
            <text:p>149.34</text:p>
          </table:table-cell>
          <table:table-cell table:number-columns-repeated="2"/>
          <table:table-cell office:value-type="float" office:value="98.5" calcext:value-type="float">
            <text:p>98.5</text:p>
          </table:table-cell>
          <table:table-cell office:value-type="float" office:value="111.1" calcext:value-type="float">
            <text:p>111.1</text:p>
          </table:table-cell>
          <table:table-cell/>
          <table:table-cell office:value-type="float" office:value="167.75" calcext:value-type="float">
            <text:p>167.75</text:p>
          </table:table-cell>
          <table:table-cell office:value-type="float" office:value="132.83" calcext:value-type="float">
            <text:p>132.83</text:p>
          </table:table-cell>
          <table:table-cell/>
          <table:table-cell office:value-type="float" office:value="255.33" calcext:value-type="float">
            <text:p>255.33</text:p>
          </table:table-cell>
          <table:table-cell office:value-type="float" office:value="176.26" calcext:value-type="float">
            <text:p>176.26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137.43" calcext:value-type="float">
            <text:p>137.43</text:p>
          </table:table-cell>
          <table:table-cell/>
          <table:table-cell office:value-type="float" office:value="204.8" calcext:value-type="float">
            <text:p>204.8</text:p>
          </table:table-cell>
          <table:table-cell office:value-type="float" office:value="152.84" calcext:value-type="float">
            <text:p>152.84</text:p>
          </table:table-cell>
          <table:table-cell/>
          <table:table-cell office:value-type="float" office:value="147.38" calcext:value-type="float">
            <text:p>147.38</text:p>
          </table:table-cell>
          <table:table-cell office:value-type="float" office:value="118.8" calcext:value-type="float">
            <text:p>118.8</text:p>
          </table:table-cell>
          <table:table-cell table:number-columns-repeated="2"/>
          <table:table-cell office:value-type="float" office:value="70.87" calcext:value-type="float">
            <text:p>70.87</text:p>
          </table:table-cell>
          <table:table-cell office:value-type="float" office:value="80.86" calcext:value-type="float">
            <text:p>80.86</text:p>
          </table:table-cell>
        </table:table-row>
        <table:table-row table:style-name="ro1">
          <table:table-cell office:value-type="float" office:value="107.43" calcext:value-type="float">
            <text:p>107.43</text:p>
          </table:table-cell>
          <table:table-cell office:value-type="float" office:value="128.47" calcext:value-type="float">
            <text:p>128.47</text:p>
          </table:table-cell>
          <table:table-cell table:number-columns-repeated="7"/>
          <table:table-cell office:value-type="float" office:value="101.81" calcext:value-type="float">
            <text:p>101.81</text:p>
          </table:table-cell>
          <table:table-cell office:value-type="float" office:value="153.91" calcext:value-type="float">
            <text:p>153.91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office:value-type="float" office:value="115.2" calcext:value-type="float">
            <text:p>115.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40.82" calcext:value-type="float">
            <text:p>140.82</text:p>
          </table:table-cell>
          <table:table-cell/>
          <table:table-cell office:value-type="float" office:value="526.05" calcext:value-type="float">
            <text:p>526.05</text:p>
          </table:table-cell>
          <table:table-cell office:value-type="float" office:value="248.65" calcext:value-type="float">
            <text:p>248.65</text:p>
          </table:table-cell>
          <table:table-cell table:number-columns-repeated="2"/>
          <table:table-cell office:value-type="float" office:value="204.8" calcext:value-type="float">
            <text:p>204.8</text:p>
          </table:table-cell>
          <table:table-cell office:value-type="float" office:value="152.63" calcext:value-type="float">
            <text:p>152.63</text:p>
          </table:table-cell>
          <table:table-cell/>
          <table:table-cell office:value-type="float" office:value="225.47" calcext:value-type="float">
            <text:p>225.47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76.8" calcext:value-type="float">
            <text:p>176.8</text:p>
          </table:table-cell>
          <table:table-cell office:value-type="float" office:value="131.67" calcext:value-type="float">
            <text:p>131.67</text:p>
          </table:table-cell>
          <table:table-cell table:number-columns-repeated="2"/>
          <table:table-cell office:value-type="float" office:value="48.35" calcext:value-type="float">
            <text:p>48.35</text:p>
          </table:table-cell>
          <table:table-cell office:value-type="float" office:value="68.32" calcext:value-type="float">
            <text:p>68.32</text:p>
          </table:table-cell>
        </table:table-row>
        <table:table-row table:style-name="ro1">
          <table:table-cell office:value-type="float" office:value="141.24" calcext:value-type="float">
            <text:p>141.24</text:p>
          </table:table-cell>
          <table:table-cell office:value-type="float" office:value="145.52" calcext:value-type="float">
            <text:p>145.52</text:p>
          </table:table-cell>
          <table:table-cell table:number-columns-repeated="7"/>
          <table:table-cell office:value-type="float" office:value="137.49" calcext:value-type="float">
            <text:p>137.49</text:p>
          </table:table-cell>
          <table:table-cell office:value-type="float" office:value="170.77" calcext:value-type="float">
            <text:p>170.77</text:p>
          </table:table-cell>
          <table:table-cell table:number-columns-repeated="2"/>
          <table:table-cell office:value-type="float" office:value="153.12" calcext:value-type="float">
            <text:p>153.12</text:p>
          </table:table-cell>
          <table:table-cell office:value-type="float" office:value="138.9" calcext:value-type="float">
            <text:p>138.9</text:p>
          </table:table-cell>
          <table:table-cell/>
          <table:table-cell office:value-type="float" office:value="217.97" calcext:value-type="float">
            <text:p>217.97</text:p>
          </table:table-cell>
          <table:table-cell office:value-type="float" office:value="146.9" calcext:value-type="float">
            <text:p>146.9</text:p>
          </table:table-cell>
          <table:table-cell/>
          <table:table-cell office:value-type="float" office:value="1014.77" calcext:value-type="float">
            <text:p>1014.77</text:p>
          </table:table-cell>
          <table:table-cell office:value-type="float" office:value="361.44" calcext:value-type="float">
            <text:p>361.44</text:p>
          </table:table-cell>
          <table:table-cell table:number-columns-repeated="2"/>
          <table:table-cell office:value-type="float" office:value="218.45" calcext:value-type="float">
            <text:p>218.45</text:p>
          </table:table-cell>
          <table:table-cell office:value-type="float" office:value="156.29" calcext:value-type="float">
            <text:p>156.29</text:p>
          </table:table-cell>
          <table:table-cell/>
          <table:table-cell office:value-type="float" office:value="262.84" calcext:value-type="float">
            <text:p>262.84</text:p>
          </table:table-cell>
          <table:table-cell office:value-type="float" office:value="180.62" calcext:value-type="float">
            <text:p>180.62</text:p>
          </table:table-cell>
          <table:table-cell/>
          <table:table-cell office:value-type="float" office:value="203.11" calcext:value-type="float">
            <text:p>203.11</text:p>
          </table:table-cell>
          <table:table-cell office:value-type="float" office:value="137.88" calcext:value-type="float">
            <text:p>137.88</text:p>
          </table:table-cell>
          <table:table-cell table:number-columns-repeated="2"/>
          <table:table-cell office:value-type="float" office:value="9.96" calcext:value-type="float">
            <text:p>9.96</text:p>
          </table:table-cell>
          <table:table-cell office:value-type="float" office:value="21.26" calcext:value-type="float">
            <text:p>21.26</text:p>
          </table:table-cell>
        </table:table-row>
        <table:table-row table:style-name="ro1">
          <table:table-cell office:value-type="float" office:value="141.65" calcext:value-type="float">
            <text:p>141.65</text:p>
          </table:table-cell>
          <table:table-cell office:value-type="float" office:value="143.63" calcext:value-type="float">
            <text:p>143.63</text:p>
          </table:table-cell>
          <table:table-cell table:number-columns-repeated="7"/>
          <table:table-cell office:value-type="float" office:value="147.96" calcext:value-type="float">
            <text:p>147.96</text:p>
          </table:table-cell>
          <table:table-cell office:value-type="float" office:value="171.31" calcext:value-type="float">
            <text:p>171.31</text:p>
          </table:table-cell>
          <table:table-cell table:number-columns-repeated="2"/>
          <table:table-cell office:value-type="float" office:value="190.51" calcext:value-type="float">
            <text:p>190.51</text:p>
          </table:table-cell>
          <table:table-cell office:value-type="float" office:value="149.08" calcext:value-type="float">
            <text:p>149.08</text:p>
          </table:table-cell>
          <table:table-cell/>
          <table:table-cell office:value-type="float" office:value="244.54" calcext:value-type="float">
            <text:p>244.54</text:p>
          </table:table-cell>
          <table:table-cell office:value-type="float" office:value="160.73" calcext:value-type="float">
            <text:p>160.73</text:p>
          </table:table-cell>
          <table:table-cell table:number-columns-repeated="5"/>
          <table:table-cell office:value-type="float" office:value="248.24" calcext:value-type="float">
            <text:p>248.24</text:p>
          </table:table-cell>
          <table:table-cell office:value-type="float" office:value="178.33" calcext:value-type="float">
            <text:p>178.33</text:p>
          </table:table-cell>
          <table:table-cell/>
          <table:table-cell office:value-type="float" office:value="528.52" calcext:value-type="float">
            <text:p>528.52</text:p>
          </table:table-cell>
          <table:table-cell office:value-type="float" office:value="254.01" calcext:value-type="float">
            <text:p>254.01</text:p>
          </table:table-cell>
          <table:table-cell/>
          <table:table-cell office:value-type="float" office:value="221.9" calcext:value-type="float">
            <text:p>221.9</text:p>
          </table:table-cell>
          <table:table-cell office:value-type="float" office:value="145.44" calcext:value-type="float">
            <text:p>145.44</text:p>
          </table:table-cell>
          <table:table-cell table:number-columns-repeated="2"/>
          <table:table-cell office:value-type="float" office:value="20.05" calcext:value-type="float">
            <text:p>20.05</text:p>
          </table:table-cell>
          <table:table-cell office:value-type="float" office:value="36.14" calcext:value-type="float">
            <text:p>36.14</text:p>
          </table:table-cell>
        </table:table-row>
        <table:table-row table:style-name="ro1">
          <table:table-cell office:value-type="float" office:value="143.72" calcext:value-type="float">
            <text:p>143.72</text:p>
          </table:table-cell>
          <table:table-cell office:value-type="float" office:value="157.52" calcext:value-type="float">
            <text:p>157.52</text:p>
          </table:table-cell>
          <table:table-cell table:number-columns-repeated="7"/>
          <table:table-cell office:value-type="float" office:value="155.76" calcext:value-type="float">
            <text:p>155.76</text:p>
          </table:table-cell>
          <table:table-cell office:value-type="float" office:value="174.43" calcext:value-type="float">
            <text:p>174.43</text:p>
          </table:table-cell>
          <table:table-cell table:number-columns-repeated="2"/>
          <table:table-cell office:value-type="float" office:value="196.21" calcext:value-type="float">
            <text:p>196.21</text:p>
          </table:table-cell>
          <table:table-cell office:value-type="float" office:value="162.56" calcext:value-type="float">
            <text:p>162.5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38.68" calcext:value-type="float">
            <text:p>238.68</text:p>
          </table:table-cell>
          <table:table-cell table:number-columns-repeated="5"/>
          <table:table-cell office:value-type="float" office:value="520.13" calcext:value-type="float">
            <text:p>520.13</text:p>
          </table:table-cell>
          <table:table-cell office:value-type="float" office:value="252.31" calcext:value-type="float">
            <text:p>252.31</text:p>
          </table:table-cell>
          <table:table-cell/>
          <table:table-cell office:value-type="float" office:value="1034.79" calcext:value-type="float">
            <text:p>1034.79</text:p>
          </table:table-cell>
          <table:table-cell office:value-type="float" office:value="353.32" calcext:value-type="float">
            <text:p>353.32</text:p>
          </table:table-cell>
          <table:table-cell/>
          <table:table-cell office:value-type="float" office:value="245.76" calcext:value-type="float">
            <text:p>245.76</text:p>
          </table:table-cell>
          <table:table-cell office:value-type="float" office:value="154.46" calcext:value-type="float">
            <text:p>154.46</text:p>
          </table:table-cell>
          <table:table-cell table:number-columns-repeated="4"/>
        </table:table-row>
        <table:table-row table:style-name="ro1">
          <table:table-cell office:value-type="float" office:value="186.18" calcext:value-type="float">
            <text:p>186.18</text:p>
          </table:table-cell>
          <table:table-cell office:value-type="float" office:value="163.53" calcext:value-type="float">
            <text:p>163.53</text:p>
          </table:table-cell>
          <table:table-cell table:number-columns-repeated="7"/>
          <table:table-cell office:value-type="float" office:value="215.28" calcext:value-type="float">
            <text:p>215.28</text:p>
          </table:table-cell>
          <table:table-cell office:value-type="float" office:value="218.31" calcext:value-type="float">
            <text:p>218.31</text:p>
          </table:table-cell>
          <table:table-cell table:number-columns-repeated="2"/>
          <table:table-cell office:value-type="float" office:value="235.18" calcext:value-type="float">
            <text:p>235.18</text:p>
          </table:table-cell>
          <table:table-cell office:value-type="float" office:value="168.01" calcext:value-type="float">
            <text:p>168.01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352.91" calcext:value-type="float">
            <text:p>352.91</text:p>
          </table:table-cell>
          <table:table-cell table:number-columns-repeated="5"/>
          <table:table-cell office:value-type="float" office:value="1057" calcext:value-type="float">
            <text:p>1057</text:p>
          </table:table-cell>
          <table:table-cell office:value-type="float" office:value="363.96" calcext:value-type="float">
            <text:p>363.96</text:p>
          </table:table-cell>
          <table:table-cell table:number-columns-repeated="4"/>
          <table:table-cell office:value-type="float" office:value="509.35" calcext:value-type="float">
            <text:p>509.35</text:p>
          </table:table-cell>
          <table:table-cell office:value-type="float" office:value="223.73" calcext:value-type="float">
            <text:p>223.73</text:p>
          </table:table-cell>
          <table:table-cell table:number-columns-repeated="4"/>
        </table:table-row>
        <table:table-row table:style-name="ro1">
          <table:table-cell office:value-type="float" office:value="212.78" calcext:value-type="float">
            <text:p>212.78</text:p>
          </table:table-cell>
          <table:table-cell office:value-type="float" office:value="177.54" calcext:value-type="float">
            <text:p>177.54</text:p>
          </table:table-cell>
          <table:table-cell table:number-columns-repeated="11"/>
          <table:table-cell office:value-type="float" office:value="493.99" calcext:value-type="float">
            <text:p>493.99</text:p>
          </table:table-cell>
          <table:table-cell office:value-type="float" office:value="255.97" calcext:value-type="float">
            <text:p>255.97</text:p>
          </table:table-cell>
          <table:table-cell table:number-columns-repeated="14"/>
          <table:table-cell office:value-type="float" office:value="992.98" calcext:value-type="float">
            <text:p>992.98</text:p>
          </table:table-cell>
          <table:table-cell office:value-type="float" office:value="315.77" calcext:value-type="float">
            <text:p>315.77</text:p>
          </table:table-cell>
          <table:table-cell table:number-columns-repeated="4"/>
        </table:table-row>
        <table:table-row table:style-name="ro1">
          <table:table-cell office:value-type="float" office:value="229.15" calcext:value-type="float">
            <text:p>229.15</text:p>
          </table:table-cell>
          <table:table-cell office:value-type="float" office:value="181.5" calcext:value-type="float">
            <text:p>181.5</text:p>
          </table:table-cell>
          <table:table-cell table:number-columns-repeated="11"/>
          <table:table-cell office:value-type="float" office:value="927.41" calcext:value-type="float">
            <text:p>927.41</text:p>
          </table:table-cell>
          <table:table-cell office:value-type="float" office:value="346.73" calcext:value-type="float">
            <text:p>346.73</text:p>
          </table:table-cell>
          <table:table-cell table:number-columns-repeated="14"/>
          <table:table-cell office:value-type="float" office:value="1404.36" calcext:value-type="float">
            <text:p>1404.36</text:p>
          </table:table-cell>
          <table:table-cell office:value-type="float" office:value="383.86" calcext:value-type="float">
            <text:p>383.86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228.82" calcext:value-type="float">
            <text:p>1228.82</text:p>
          </table:table-cell>
          <table:table-cell office:value-type="float" office:value="386.11" calcext:value-type="float">
            <text:p>386.11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float" office:value="1404.36" calcext:value-type="float">
            <text:p>1404.36</text:p>
          </table:table-cell>
          <table:table-cell office:value-type="float" office:value="416.45" calcext:value-type="float">
            <text:p>416.45</text:p>
          </table:table-cell>
          <table:table-cell table:number-columns-repeated="20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29"/>
          <table:table-cell office:value-type="string" calcext:value-type="string">
            <text:p>Lena512 with precomputed k-means and only final k-means post-processing without closeness criterion</text:p>
          </table:table-cell>
          <table:table-cell table:number-columns-repeated="5"/>
        </table:table-row>
        <table:table-row table:style-name="ro1">
          <table:table-cell office:value-type="float" office:value="448.88" calcext:value-type="float">
            <text:p>448.88</text:p>
          </table:table-cell>
          <table:table-cell office:value-type="float" office:value="254.36" calcext:value-type="float">
            <text:p>254.36</text:p>
          </table:table-cell>
          <table:table-cell table:number-columns-repeated="33"/>
        </table:table-row>
        <table:table-row table:style-name="ro1">
          <table:table-cell office:value-type="float" office:value="528.52" calcext:value-type="float">
            <text:p>528.52</text:p>
          </table:table-cell>
          <table:table-cell office:value-type="float" office:value="309.45" calcext:value-type="float">
            <text:p>309.45</text:p>
          </table:table-cell>
          <table:table-cell table:number-columns-repeated="21"/>
          <table:table-cell office:value-type="string" calcext:value-type="string">
            <text:p>Lena512 kmeans pixels local alt tonal </text:p>
          </table:table-cell>
          <table:table-cell table:number-columns-repeated="5"/>
          <table:table-cell office:value-type="float" office:value="10.02" calcext:value-type="float">
            <text:p>10.02</text:p>
          </table:table-cell>
          <table:table-cell office:value-type="float" office:value="21.29" calcext:value-type="float">
            <text:p>21.29</text:p>
          </table:table-cell>
          <table:table-cell table:number-columns-repeated="4"/>
        </table:table-row>
        <table:table-row table:style-name="ro1">
          <table:table-cell office:value-type="float" office:value="448.88" calcext:value-type="float">
            <text:p>448.88</text:p>
          </table:table-cell>
          <table:table-cell office:value-type="float" office:value="254.36" calcext:value-type="float">
            <text:p>254.36</text:p>
          </table:table-cell>
          <table:table-cell table:number-columns-repeated="27"/>
          <table:table-cell office:value-type="float" office:value="20.37" calcext:value-type="float">
            <text:p>20.37</text:p>
          </table:table-cell>
          <table:table-cell office:value-type="float" office:value="34.03" calcext:value-type="float">
            <text:p>34.03</text:p>
          </table:table-cell>
          <table:table-cell table:number-columns-repeated="4"/>
        </table:table-row>
        <table:table-row table:style-name="ro1">
          <table:table-cell office:value-type="float" office:value="528.52" calcext:value-type="float">
            <text:p>528.52</text:p>
          </table:table-cell>
          <table:table-cell office:value-type="float" office:value="309.45" calcext:value-type="float">
            <text:p>309.45</text:p>
          </table:table-cell>
          <table:table-cell table:number-columns-repeated="21"/>
          <table:table-cell office:value-type="float" office:value="10.1" calcext:value-type="float">
            <text:p>10.1</text:p>
          </table:table-cell>
          <table:table-cell office:value-type="float" office:value="21.39" calcext:value-type="float">
            <text:p>21.39</text:p>
          </table:table-cell>
          <table:table-cell table:number-columns-repeated="4"/>
          <table:table-cell office:value-type="float" office:value="49.25" calcext:value-type="float">
            <text:p>49.25</text:p>
          </table:table-cell>
          <table:table-cell office:value-type="float" office:value="63.91" calcext:value-type="float">
            <text:p>63.91</text:p>
          </table:table-cell>
          <table:table-cell table:number-columns-repeated="4"/>
        </table:table-row>
        <table:table-row table:style-name="ro1">
          <table:table-cell office:value-type="float" office:value="1228.82" calcext:value-type="float">
            <text:p>1228.82</text:p>
          </table:table-cell>
          <table:table-cell office:value-type="float" office:value="403.34" calcext:value-type="float">
            <text:p>403.34</text:p>
          </table:table-cell>
          <table:table-cell table:number-columns-repeated="21"/>
          <table:table-cell office:value-type="float" office:value="19.68" calcext:value-type="float">
            <text:p>19.68</text:p>
          </table:table-cell>
          <table:table-cell office:value-type="float" office:value="34.45" calcext:value-type="float">
            <text:p>34.45</text:p>
          </table:table-cell>
          <table:table-cell table:number-columns-repeated="4"/>
          <table:table-cell office:value-type="float" office:value="97.52" calcext:value-type="float">
            <text:p>97.52</text:p>
          </table:table-cell>
          <table:table-cell office:value-type="float" office:value="96.16" calcext:value-type="float">
            <text:p>96.16</text:p>
          </table:table-cell>
          <table:table-cell table:number-columns-repeated="4"/>
        </table:table-row>
        <table:table-row table:style-name="ro1">
          <table:table-cell office:value-type="float" office:value="152.17" calcext:value-type="float">
            <text:p>152.17</text:p>
          </table:table-cell>
          <table:table-cell office:value-type="float" office:value="155.83" calcext:value-type="float">
            <text:p>155.83</text:p>
          </table:table-cell>
          <table:table-cell table:number-columns-repeated="21"/>
          <table:table-cell office:value-type="float" office:value="93.26" calcext:value-type="float">
            <text:p>93.26</text:p>
          </table:table-cell>
          <table:table-cell office:value-type="float" office:value="96.91" calcext:value-type="float">
            <text:p>96.91</text:p>
          </table:table-cell>
          <table:table-cell table:number-columns-repeated="4"/>
          <table:table-cell office:value-type="float" office:value="117.03" calcext:value-type="float">
            <text:p>117.03</text:p>
          </table:table-cell>
          <table:table-cell office:value-type="float" office:value="103.05" calcext:value-type="float">
            <text:p>103.05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float" office:value="78.58" calcext:value-type="float">
            <text:p>78.58</text:p>
          </table:table-cell>
          <table:table-cell office:value-type="float" office:value="84.1" calcext:value-type="float">
            <text:p>84.1</text:p>
          </table:table-cell>
          <table:table-cell table:number-columns-repeated="4"/>
          <table:table-cell office:value-type="float" office:value="146.5" calcext:value-type="float">
            <text:p>146.5</text:p>
          </table:table-cell>
          <table:table-cell office:value-type="float" office:value="119.22" calcext:value-type="float">
            <text:p>119.2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float" office:value="98.5" calcext:value-type="float">
            <text:p>98.5</text:p>
          </table:table-cell>
          <table:table-cell office:value-type="float" office:value="98.45" calcext:value-type="float">
            <text:p>98.45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office:value-type="float" office:value="136.14" calcext:value-type="float">
            <text:p>136.14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float" office:value="119.44" calcext:value-type="float">
            <text:p>119.44</text:p>
          </table:table-cell>
          <table:table-cell office:value-type="float" office:value="106.32" calcext:value-type="float">
            <text:p>106.32</text:p>
          </table:table-cell>
          <table:table-cell table:number-columns-repeated="4"/>
          <table:table-cell office:value-type="float" office:value="214.64" calcext:value-type="float">
            <text:p>214.64</text:p>
          </table:table-cell>
          <table:table-cell office:value-type="float" office:value="146.84" calcext:value-type="float">
            <text:p>146.84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float" office:value="151" calcext:value-type="float">
            <text:p>151</text:p>
          </table:table-cell>
          <table:table-cell office:value-type="float" office:value="121.31" calcext:value-type="float">
            <text:p>121.31</text:p>
          </table:table-cell>
          <table:table-cell table:number-columns-repeated="4"/>
          <table:table-cell office:value-type="float" office:value="243.33" calcext:value-type="float">
            <text:p>243.33</text:p>
          </table:table-cell>
          <table:table-cell office:value-type="float" office:value="158.8" calcext:value-type="float">
            <text:p>158.8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float" office:value="1057.05" calcext:value-type="float">
            <text:p>1057.05</text:p>
          </table:table-cell>
          <table:table-cell office:value-type="float" office:value="340.8" calcext:value-type="float">
            <text:p>340.8</text:p>
          </table:table-cell>
          <table:table-cell table:number-columns-repeated="4"/>
          <table:table-cell office:value-type="float" office:value="484.26" calcext:value-type="float">
            <text:p>484.26</text:p>
          </table:table-cell>
          <table:table-cell office:value-type="float" office:value="230.39" calcext:value-type="float">
            <text:p>230.39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float" office:value="195.82" calcext:value-type="float">
            <text:p>195.82</text:p>
          </table:table-cell>
          <table:table-cell office:value-type="float" office:value="140.55" calcext:value-type="float">
            <text:p>140.55</text:p>
          </table:table-cell>
          <table:table-cell table:number-columns-repeated="4"/>
          <table:table-cell office:value-type="float" office:value="983.05" calcext:value-type="float">
            <text:p>983.05</text:p>
          </table:table-cell>
          <table:table-cell office:value-type="float" office:value="336.15" calcext:value-type="float">
            <text:p>336.15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float" office:value="222.91" calcext:value-type="float">
            <text:p>222.91</text:p>
          </table:table-cell>
          <table:table-cell office:value-type="float" office:value="149.13" calcext:value-type="float">
            <text:p>149.13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249.5" calcext:value-type="float">
            <text:p>249.5</text:p>
          </table:table-cell>
          <table:table-cell office:value-type="float" office:value="158.1" calcext:value-type="float">
            <text:p>158.1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66.28" calcext:value-type="float">
            <text:p>66.28</text:p>
          </table:table-cell>
          <table:table-cell office:value-type="float" office:value="76.91" calcext:value-type="float">
            <text:p>76.91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47.88" calcext:value-type="float">
            <text:p>47.88</text:p>
          </table:table-cell>
          <table:table-cell office:value-type="float" office:value="67.1" calcext:value-type="float">
            <text:p>67.1</text:p>
          </table:table-cell>
          <table:table-cell table:number-columns-repeated="4"/>
          <table:table-cell office:value-type="string" calcext:value-type="string">
            <text:p>Lena512 with precomputed k-means and only final k-means post-processing with closeness criterion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04.13" calcext:value-type="float">
            <text:p>504.13</text:p>
          </table:table-cell>
          <table:table-cell office:value-type="float" office:value="231.46" calcext:value-type="float">
            <text:p>231.46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38.81" calcext:value-type="float">
            <text:p>38.81</text:p>
          </table:table-cell>
          <table:table-cell office:value-type="float" office:value="58.56" calcext:value-type="float">
            <text:p>58.56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28.9" calcext:value-type="float">
            <text:p>28.9</text:p>
          </table:table-cell>
          <table:table-cell office:value-type="float" office:value="43.68" calcext:value-type="float">
            <text:p>43.68</text:p>
          </table:table-cell>
          <table:table-cell table:number-columns-repeated="4"/>
          <table:table-cell office:value-type="float" office:value="10.01" calcext:value-type="float">
            <text:p>10.01</text:p>
          </table:table-cell>
          <table:table-cell office:value-type="float" office:value="20.97" calcext:value-type="float">
            <text:p>20.97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19.61" calcext:value-type="float">
            <text:p>19.61</text:p>
          </table:table-cell>
          <table:table-cell office:value-type="float" office:value="33.82" calcext:value-type="float">
            <text:p>33.8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8.66" calcext:value-type="float">
            <text:p>48.66</text:p>
          </table:table-cell>
          <table:table-cell office:value-type="float" office:value="63.72" calcext:value-type="float">
            <text:p>63.7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96.37" calcext:value-type="float">
            <text:p>96.37</text:p>
          </table:table-cell>
          <table:table-cell office:value-type="float" office:value="91.63" calcext:value-type="float">
            <text:p>91.63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116.61" calcext:value-type="float">
            <text:p>116.61</text:p>
          </table:table-cell>
          <table:table-cell office:value-type="float" office:value="100.61" calcext:value-type="float">
            <text:p>100.61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144.35" calcext:value-type="float">
            <text:p>144.35</text:p>
          </table:table-cell>
          <table:table-cell office:value-type="float" office:value="110.79" calcext:value-type="float">
            <text:p>110.79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196.2" calcext:value-type="float">
            <text:p>196.2</text:p>
          </table:table-cell>
          <table:table-cell office:value-type="float" office:value="134.09" calcext:value-type="float">
            <text:p>134.09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214.64" calcext:value-type="float">
            <text:p>214.64</text:p>
          </table:table-cell>
          <table:table-cell office:value-type="float" office:value="140.68" calcext:value-type="float">
            <text:p>140.6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243.93" calcext:value-type="float">
            <text:p>243.93</text:p>
          </table:table-cell>
          <table:table-cell office:value-type="float" office:value="151.34" calcext:value-type="float">
            <text:p>151.3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04.13" calcext:value-type="float">
            <text:p>504.13</text:p>
          </table:table-cell>
          <table:table-cell office:value-type="float" office:value="220.25" calcext:value-type="float">
            <text:p>220.25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1013.46" calcext:value-type="float">
            <text:p>1013.46</text:p>
          </table:table-cell>
          <table:table-cell office:value-type="float" office:value="311.44" calcext:value-type="float">
            <text:p>311.44</text:p>
          </table:table-cell>
          <table:table-cell table:number-columns-repeated="4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29"/>
          <table:table-cell office:value-type="string" calcext:value-type="string">
            <text:p>Lena512 with precomputed k-means and only final k-means post-processing with closeness criterion grid search</text:p>
          </table:table-cell>
          <table:table-cell table:number-columns-repeated="5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29"/>
          <table:table-cell office:value-type="float" office:value="67.37" calcext:value-type="float">
            <text:p>67.37</text:p>
          </table:table-cell>
          <table:table-cell office:value-type="float" office:value="72.77" calcext:value-type="float">
            <text:p>72.77</text:p>
          </table:table-cell>
          <table:table-cell/>
          <table:table-cell office:value-type="float" office:value="9.97" calcext:value-type="float">
            <text:p>9.97</text:p>
          </table:table-cell>
          <table:table-cell office:value-type="float" office:value="20.84" calcext:value-type="float">
            <text:p>20.84</text:p>
          </table:table-cell>
          <table:table-cell/>
        </table:table-row>
        <table:table-row table:style-name="ro1">
          <table:table-cell table:number-columns-repeated="29"/>
          <table:table-cell office:value-type="float" office:value="115.24" calcext:value-type="float">
            <text:p>115.24</text:p>
          </table:table-cell>
          <table:table-cell office:value-type="float" office:value="101.15" calcext:value-type="float">
            <text:p>101.15</text:p>
          </table:table-cell>
          <table:table-cell/>
          <table:table-cell office:value-type="float" office:value="19.46" calcext:value-type="float">
            <text:p>19.46</text:p>
          </table:table-cell>
          <table:table-cell office:value-type="float" office:value="33.93" calcext:value-type="float">
            <text:p>33.93</text:p>
          </table:table-cell>
          <table:table-cell/>
        </table:table-row>
        <table:table-row table:style-name="ro1">
          <table:table-cell table:number-columns-repeated="29"/>
          <table:table-cell office:value-type="float" office:value="174.92" calcext:value-type="float">
            <text:p>174.92</text:p>
          </table:table-cell>
          <table:table-cell office:value-type="float" office:value="130.2" calcext:value-type="float">
            <text:p>130.2</text:p>
          </table:table-cell>
          <table:table-cell/>
          <table:table-cell office:value-type="float" office:value="48.46" calcext:value-type="float">
            <text:p>48.46</text:p>
          </table:table-cell>
          <table:table-cell office:value-type="float" office:value="63.87" calcext:value-type="float">
            <text:p>63.8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12.32" calcext:value-type="float">
            <text:p>212.32</text:p>
          </table:table-cell>
          <table:table-cell office:value-type="float" office:value="140.83" calcext:value-type="float">
            <text:p>140.83</text:p>
          </table:table-cell>
          <table:table-cell/>
          <table:table-cell office:value-type="float" office:value="67.36" calcext:value-type="float">
            <text:p>67.36</text:p>
          </table:table-cell>
          <table:table-cell office:value-type="float" office:value="72.49" calcext:value-type="float">
            <text:p>72.49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86.6" calcext:value-type="float">
            <text:p>286.6</text:p>
          </table:table-cell>
          <table:table-cell office:value-type="float" office:value="164.04" calcext:value-type="float">
            <text:p>164.04</text:p>
          </table:table-cell>
          <table:table-cell/>
          <table:table-cell office:value-type="float" office:value="94.44" calcext:value-type="float">
            <text:p>94.44</text:p>
          </table:table-cell>
          <table:table-cell office:value-type="float" office:value="91.78" calcext:value-type="float">
            <text:p>91.78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28.52" calcext:value-type="float">
            <text:p>528.52</text:p>
          </table:table-cell>
          <table:table-cell office:value-type="float" office:value="225.49" calcext:value-type="float">
            <text:p>225.49</text:p>
          </table:table-cell>
          <table:table-cell/>
          <table:table-cell office:value-type="float" office:value="115.72" calcext:value-type="float">
            <text:p>115.72</text:p>
          </table:table-cell>
          <table:table-cell office:value-type="float" office:value="101.15" calcext:value-type="float">
            <text:p>101.1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1003.12" calcext:value-type="float">
            <text:p>1003.12</text:p>
          </table:table-cell>
          <table:table-cell office:value-type="float" office:value="310.27" calcext:value-type="float">
            <text:p>310.27</text:p>
          </table:table-cell>
          <table:table-cell/>
          <table:table-cell office:value-type="float" office:value="141.49" calcext:value-type="float">
            <text:p>141.49</text:p>
          </table:table-cell>
          <table:table-cell office:value-type="float" office:value="110.47" calcext:value-type="float">
            <text:p>110.47</text:p>
          </table:table-cell>
          <table:table-cell/>
        </table:table-row>
        <table:table-row table:style-name="ro1">
          <table:table-cell table:number-columns-repeated="32"/>
          <table:table-cell office:value-type="float" office:value="193.27" calcext:value-type="float">
            <text:p>193.27</text:p>
          </table:table-cell>
          <table:table-cell office:value-type="float" office:value="134.05" calcext:value-type="float">
            <text:p>134.05</text:p>
          </table:table-cell>
          <table:table-cell/>
        </table:table-row>
        <table:table-row table:style-name="ro1">
          <table:table-cell table:number-columns-repeated="32"/>
          <table:table-cell office:value-type="float" office:value="207.77" calcext:value-type="float">
            <text:p>207.77</text:p>
          </table:table-cell>
          <table:table-cell office:value-type="float" office:value="138.29" calcext:value-type="float">
            <text:p>138.29</text:p>
          </table:table-cell>
          <table:table-cell/>
        </table:table-row>
        <table:table-row table:style-name="ro1">
          <table:table-cell table:number-columns-repeated="32"/>
          <table:table-cell office:value-type="float" office:value="239.11" calcext:value-type="float">
            <text:p>239.11</text:p>
          </table:table-cell>
          <table:table-cell office:value-type="float" office:value="150.83" calcext:value-type="float">
            <text:p>150.83</text:p>
          </table:table-cell>
          <table:table-cell/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number-columns-repeated="21"/>
          <table:table-cell office:value-type="string" calcext:value-type="string">
            <text:p>trui </text:p>
          </table:table-cell>
          <table:table-cell table:number-columns-repeated="10"/>
          <table:table-cell office:value-type="float" office:value="468.68" calcext:value-type="float">
            <text:p>468.68</text:p>
          </table:table-cell>
          <table:table-cell office:value-type="float" office:value="213.75" calcext:value-type="float">
            <text:p>213.75</text:p>
          </table:table-cell>
          <table:table-cell/>
        </table:table-row>
        <table:table-row table:style-name="ro1">
          <table:table-cell table:number-columns-repeated="21"/>
          <table:table-cell office:value-type="string" calcext:value-type="string">
            <text:p>scalar pixels</text:p>
          </table:table-cell>
          <table:table-cell table:number-columns-repeated="2"/>
          <table:table-cell office:value-type="string" calcext:value-type="string">
            <text:p>scalar residuals</text:p>
          </table:table-cell>
          <table:table-cell table:number-columns-repeated="2"/>
          <table:table-cell office:value-type="string" calcext:value-type="string">
            <text:p>vector pixels</text:p>
          </table:table-cell>
          <table:table-cell table:number-columns-repeated="4"/>
          <table:table-cell office:value-type="float" office:value="941.85" calcext:value-type="float">
            <text:p>941.85</text:p>
          </table:table-cell>
          <table:table-cell office:value-type="float" office:value="298.94" calcext:value-type="float">
            <text:p>298.94</text:p>
          </table:table-cell>
          <table:table-cell/>
        </table:table-row>
        <table:table-row table:style-name="ro1">
          <table:table-cell table:number-columns-repeated="35"/>
        </table:table-row>
        <table:table-row table:style-name="ro1">
          <table:table-cell table:number-columns-repeated="21"/>
          <table:table-cell office:value-type="float" office:value="10.23" calcext:value-type="float">
            <text:p>10.23</text:p>
          </table:table-cell>
          <table:table-cell office:value-type="float" office:value="16.34" calcext:value-type="float">
            <text:p>16.34</text:p>
          </table:table-cell>
          <table:table-cell/>
          <table:table-cell office:value-type="float" office:value="10.04" calcext:value-type="float">
            <text:p>10.04</text:p>
          </table:table-cell>
          <table:table-cell office:value-type="float" office:value="8.65" calcext:value-type="float">
            <text:p>8.65</text:p>
          </table:table-cell>
          <table:table-cell/>
          <table:table-cell office:value-type="float" office:value="9.77" calcext:value-type="float">
            <text:p>9.77</text:p>
          </table:table-cell>
          <table:table-cell office:value-type="float" office:value="9.64" calcext:value-type="float">
            <text:p>9.64</text:p>
          </table:table-cell>
          <table:table-cell table:number-columns-repeated="6"/>
        </table:table-row>
        <table:table-row table:style-name="ro1">
          <table:table-cell table:number-columns-repeated="21"/>
          <table:table-cell office:value-type="float" office:value="20.19" calcext:value-type="float">
            <text:p>20.19</text:p>
          </table:table-cell>
          <table:table-cell office:value-type="float" office:value="30.06" calcext:value-type="float">
            <text:p>30.06</text:p>
          </table:table-cell>
          <table:table-cell/>
          <table:table-cell office:value-type="float" office:value="20.21" calcext:value-type="float">
            <text:p>20.21</text:p>
          </table:table-cell>
          <table:table-cell office:value-type="float" office:value="25.05" calcext:value-type="float">
            <text:p>25.05</text:p>
          </table:table-cell>
          <table:table-cell/>
          <table:table-cell office:value-type="float" office:value="19.34" calcext:value-type="float">
            <text:p>19.34</text:p>
          </table:table-cell>
          <table:table-cell office:value-type="float" office:value="19.52" calcext:value-type="float">
            <text:p>19.52</text:p>
          </table:table-cell>
          <table:table-cell table:number-columns-repeated="6"/>
        </table:table-row>
        <table:table-row table:style-name="ro1">
          <table:table-cell table:number-columns-repeated="21"/>
          <table:table-cell office:value-type="float" office:value="30.02" calcext:value-type="float">
            <text:p>30.02</text:p>
          </table:table-cell>
          <table:table-cell office:value-type="float" office:value="52.42" calcext:value-type="float">
            <text:p>52.42</text:p>
          </table:table-cell>
          <table:table-cell/>
          <table:table-cell office:value-type="float" office:value="30.74" calcext:value-type="float">
            <text:p>30.74</text:p>
          </table:table-cell>
          <table:table-cell office:value-type="float" office:value="33.58" calcext:value-type="float">
            <text:p>33.58</text:p>
          </table:table-cell>
          <table:table-cell/>
          <table:table-cell office:value-type="float" office:value="29.67" calcext:value-type="float">
            <text:p>29.67</text:p>
          </table:table-cell>
          <table:table-cell office:value-type="float" office:value="33.94" calcext:value-type="float">
            <text:p>33.94</text:p>
          </table:table-cell>
          <table:table-cell table:number-columns-repeated="6"/>
        </table:table-row>
        <table:table-row table:style-name="ro1">
          <table:table-cell table:number-columns-repeated="21"/>
          <table:table-cell office:value-type="float" office:value="40.62" calcext:value-type="float">
            <text:p>40.62</text:p>
          </table:table-cell>
          <table:table-cell office:value-type="float" office:value="62.29" calcext:value-type="float">
            <text:p>62.29</text:p>
          </table:table-cell>
          <table:table-cell/>
          <table:table-cell office:value-type="float" office:value="40.57" calcext:value-type="float">
            <text:p>40.57</text:p>
          </table:table-cell>
          <table:table-cell office:value-type="float" office:value="53.75" calcext:value-type="float">
            <text:p>53.75</text:p>
          </table:table-cell>
          <table:table-cell/>
          <table:table-cell office:value-type="float" office:value="40.39" calcext:value-type="float">
            <text:p>40.39</text:p>
          </table:table-cell>
          <table:table-cell office:value-type="float" office:value="42.76" calcext:value-type="float">
            <text:p>42.76</text:p>
          </table:table-cell>
          <table:table-cell table:number-columns-repeated="6"/>
        </table:table-row>
        <table:table-row table:style-name="ro1">
          <table:table-cell table:number-columns-repeated="21"/>
          <table:table-cell office:value-type="float" office:value="50.38" calcext:value-type="float">
            <text:p>50.38</text:p>
          </table:table-cell>
          <table:table-cell office:value-type="float" office:value="79.01" calcext:value-type="float">
            <text:p>79.01</text:p>
          </table:table-cell>
          <table:table-cell/>
          <table:table-cell office:value-type="float" office:value="50.85" calcext:value-type="float">
            <text:p>50.85</text:p>
          </table:table-cell>
          <table:table-cell office:value-type="float" office:value="60.91" calcext:value-type="float">
            <text:p>60.91</text:p>
          </table:table-cell>
          <table:table-cell/>
          <table:table-cell office:value-type="float" office:value="48.7" calcext:value-type="float">
            <text:p>48.7</text:p>
          </table:table-cell>
          <table:table-cell office:value-type="float" office:value="55.5" calcext:value-type="float">
            <text:p>55.5</text:p>
          </table:table-cell>
          <table:table-cell table:number-columns-repeated="6"/>
        </table:table-row>
        <table:table-row table:style-name="ro1">
          <table:table-cell table:number-columns-repeated="21"/>
          <table:table-cell office:value-type="float" office:value="60.13" calcext:value-type="float">
            <text:p>60.1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60.4" calcext:value-type="float">
            <text:p>60.4</text:p>
          </table:table-cell>
          <table:table-cell office:value-type="float" office:value="78.26" calcext:value-type="float">
            <text:p>78.26</text:p>
          </table:table-cell>
          <table:table-cell/>
          <table:table-cell office:value-type="float" office:value="59.63" calcext:value-type="float">
            <text:p>59.63</text:p>
          </table:table-cell>
          <table:table-cell office:value-type="float" office:value="72.29" calcext:value-type="float">
            <text:p>72.29</text:p>
          </table:table-cell>
          <table:table-cell table:number-columns-repeated="6"/>
        </table:table-row>
        <table:table-row table:style-name="ro1">
          <table:table-cell table:number-columns-repeated="21"/>
          <table:table-cell office:value-type="float" office:value="74.29" calcext:value-type="float">
            <text:p>74.29</text:p>
          </table:table-cell>
          <table:table-cell office:value-type="float" office:value="106.71" calcext:value-type="float">
            <text:p>106.71</text:p>
          </table:table-cell>
          <table:table-cell/>
          <table:table-cell office:value-type="float" office:value="71.69" calcext:value-type="float">
            <text:p>71.69</text:p>
          </table:table-cell>
          <table:table-cell office:value-type="float" office:value="85.11" calcext:value-type="float">
            <text:p>85.11</text:p>
          </table:table-cell>
          <table:table-cell/>
          <table:table-cell office:value-type="float" office:value="71.46" calcext:value-type="float">
            <text:p>71.46</text:p>
          </table:table-cell>
          <table:table-cell office:value-type="float" office:value="83.26" calcext:value-type="float">
            <text:p>83.26</text:p>
          </table:table-cell>
          <table:table-cell table:number-columns-repeated="6"/>
        </table:table-row>
        <table:table-row table:style-name="ro1">
          <table:table-cell table:number-columns-repeated="21"/>
          <table:table-cell office:value-type="float" office:value="80.89" calcext:value-type="float">
            <text:p>80.89</text:p>
          </table:table-cell>
          <table:table-cell office:value-type="float" office:value="114.76" calcext:value-type="float">
            <text:p>114.76</text:p>
          </table:table-cell>
          <table:table-cell/>
          <table:table-cell office:value-type="float" office:value="80.39" calcext:value-type="float">
            <text:p>80.39</text:p>
          </table:table-cell>
          <table:table-cell office:value-type="float" office:value="93.51" calcext:value-type="float">
            <text:p>93.51</text:p>
          </table:table-cell>
          <table:table-cell/>
          <table:table-cell office:value-type="float" office:value="78.47" calcext:value-type="float">
            <text:p>78.47</text:p>
          </table:table-cell>
          <table:table-cell office:value-type="float" office:value="92.65" calcext:value-type="float">
            <text:p>92.65</text:p>
          </table:table-cell>
          <table:table-cell table:number-columns-repeated="6"/>
        </table:table-row>
        <table:table-row table:style-name="ro1">
          <table:table-cell table:number-columns-repeated="21"/>
          <table:table-cell office:value-type="float" office:value="91.11" calcext:value-type="float">
            <text:p>91.11</text:p>
          </table:table-cell>
          <table:table-cell office:value-type="float" office:value="128.67" calcext:value-type="float">
            <text:p>128.67</text:p>
          </table:table-cell>
          <table:table-cell/>
          <table:table-cell office:value-type="float" office:value="95.77" calcext:value-type="float">
            <text:p>95.77</text:p>
          </table:table-cell>
          <table:table-cell office:value-type="float" office:value="114.76" calcext:value-type="float">
            <text:p>114.76</text:p>
          </table:table-cell>
          <table:table-cell/>
          <table:table-cell office:value-type="float" office:value="90.23" calcext:value-type="float">
            <text:p>90.23</text:p>
          </table:table-cell>
          <table:table-cell office:value-type="float" office:value="102.28" calcext:value-type="float">
            <text:p>102.28</text:p>
          </table:table-cell>
          <table:table-cell table:number-columns-repeated="6"/>
        </table:table-row>
        <table:table-row table:style-name="ro1">
          <table:table-cell table:number-columns-repeated="21"/>
          <table:table-cell office:value-type="float" office:value="100.61" calcext:value-type="float">
            <text:p>100.61</text:p>
          </table:table-cell>
          <table:table-cell office:value-type="float" office:value="139.59" calcext:value-type="float">
            <text:p>139.59</text:p>
          </table:table-cell>
          <table:table-cell/>
          <table:table-cell office:value-type="float" office:value="101.23" calcext:value-type="float">
            <text:p>101.23</text:p>
          </table:table-cell>
          <table:table-cell office:value-type="float" office:value="123.95" calcext:value-type="float">
            <text:p>123.95</text:p>
          </table:table-cell>
          <table:table-cell/>
          <table:table-cell office:value-type="float" office:value="97.76" calcext:value-type="float">
            <text:p>97.76</text:p>
          </table:table-cell>
          <table:table-cell office:value-type="float" office:value="108.98" calcext:value-type="float">
            <text:p>108.98</text:p>
          </table:table-cell>
          <table:table-cell table:number-columns-repeated="6"/>
        </table:table-row>
        <table:table-row table:style-name="ro1">
          <table:table-cell table:number-columns-repeated="21"/>
          <table:table-cell office:value-type="float" office:value="120.81" calcext:value-type="float">
            <text:p>120.81</text:p>
          </table:table-cell>
          <table:table-cell office:value-type="float" office:value="162.39" calcext:value-type="float">
            <text:p>162.39</text:p>
          </table:table-cell>
          <table:table-cell/>
          <table:table-cell office:value-type="float" office:value="120.15" calcext:value-type="float">
            <text:p>120.15</text:p>
          </table:table-cell>
          <table:table-cell office:value-type="float" office:value="139.59" calcext:value-type="float">
            <text:p>139.59</text:p>
          </table:table-cell>
          <table:table-cell/>
          <table:table-cell office:value-type="float" office:value="125.91" calcext:value-type="float">
            <text:p>125.91</text:p>
          </table:table-cell>
          <table:table-cell office:value-type="float" office:value="142.41" calcext:value-type="float">
            <text:p>142.41</text:p>
          </table:table-cell>
          <table:table-cell table:number-columns-repeated="6"/>
        </table:table-row>
        <table:table-row table:style-name="ro1">
          <table:table-cell table:number-columns-repeated="21"/>
          <table:table-cell office:value-type="float" office:value="155.82" calcext:value-type="float">
            <text:p>155.82</text:p>
          </table:table-cell>
          <table:table-cell office:value-type="float" office:value="192.1" calcext:value-type="float">
            <text:p>192.1</text:p>
          </table:table-cell>
          <table:table-cell/>
          <table:table-cell office:value-type="float" office:value="157.69" calcext:value-type="float">
            <text:p>157.69</text:p>
          </table:table-cell>
          <table:table-cell office:value-type="float" office:value="172.42" calcext:value-type="float">
            <text:p>172.42</text:p>
          </table:table-cell>
          <table:table-cell/>
          <table:table-cell office:value-type="float" office:value="155.82" calcext:value-type="float">
            <text:p>155.82</text:p>
          </table:table-cell>
          <table:table-cell office:value-type="float" office:value="162.04" calcext:value-type="float">
            <text:p>162.04</text:p>
          </table:table-cell>
          <table:table-cell table:number-columns-repeated="6"/>
        </table:table-row>
        <table:table-row table:style-name="ro1">
          <table:table-cell table:number-columns-repeated="21"/>
          <table:table-cell office:value-type="float" office:value="211.62" calcext:value-type="float">
            <text:p>211.62</text:p>
          </table:table-cell>
          <table:table-cell office:value-type="float" office:value="230.97" calcext:value-type="float">
            <text:p>230.97</text:p>
          </table:table-cell>
          <table:table-cell/>
          <table:table-cell office:value-type="float" office:value="205.65" calcext:value-type="float">
            <text:p>205.65</text:p>
          </table:table-cell>
          <table:table-cell office:value-type="float" office:value="215.1" calcext:value-type="float">
            <text:p>215.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03.7" calcext:value-type="float">
            <text:p>203.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og 22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uniform residuals</text:p>
          </table:table-cell>
          <table:table-cell table:number-columns-repeated="2"/>
          <table:table-cell office:value-type="string" calcext:value-type="string">
            <text:p>kmeans_ppm</text:p>
          </table:table-cell>
          <table:table-cell table:number-columns-repeated="30"/>
        </table:table-row>
        <table:table-row table:style-name="ro1">
          <table:table-cell table:number-columns-repeated="35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0.12" calcext:value-type="float">
            <text:p>20.12</text:p>
          </table:table-cell>
          <table:table-cell office:value-type="float" office:value="12.72" calcext:value-type="float">
            <text:p>12.72</text:p>
          </table:table-cell>
          <table:table-cell/>
          <table:table-cell office:value-type="float" office:value="27.18" calcext:value-type="float">
            <text:p>27.18</text:p>
          </table:table-cell>
          <table:table-cell office:value-type="float" office:value="40.07" calcext:value-type="float">
            <text:p>40.0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0.61" calcext:value-type="float">
            <text:p>30.61</text:p>
          </table:table-cell>
          <table:table-cell office:value-type="float" office:value="17.64" calcext:value-type="float">
            <text:p>17.64</text:p>
          </table:table-cell>
          <table:table-cell/>
          <table:table-cell office:value-type="float" office:value="35.78" calcext:value-type="float">
            <text:p>35.78</text:p>
          </table:table-cell>
          <table:table-cell office:value-type="float" office:value="21.03" calcext:value-type="float">
            <text:p>21.0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0.41" calcext:value-type="float">
            <text:p>40.41</text:p>
          </table:table-cell>
          <table:table-cell office:value-type="float" office:value="26.2" calcext:value-type="float">
            <text:p>26.2</text:p>
          </table:table-cell>
          <table:table-cell/>
          <table:table-cell office:value-type="float" office:value="38.01" calcext:value-type="float">
            <text:p>38.01</text:p>
          </table:table-cell>
          <table:table-cell office:value-type="float" office:value="22.23" calcext:value-type="float">
            <text:p>22.2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1.7" calcext:value-type="float">
            <text:p>51.7</text:p>
          </table:table-cell>
          <table:table-cell office:value-type="float" office:value="34.42" calcext:value-type="float">
            <text:p>34.42</text:p>
          </table:table-cell>
          <table:table-cell/>
          <table:table-cell office:value-type="float" office:value="41.73" calcext:value-type="float">
            <text:p>41.73</text:p>
          </table:table-cell>
          <table:table-cell office:value-type="float" office:value="23.8" calcext:value-type="float">
            <text:p>23.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1.53" calcext:value-type="float">
            <text:p>61.53</text:p>
          </table:table-cell>
          <table:table-cell office:value-type="float" office:value="40.31" calcext:value-type="float">
            <text:p>40.31</text:p>
          </table:table-cell>
          <table:table-cell/>
          <table:table-cell office:value-type="float" office:value="45.01" calcext:value-type="float">
            <text:p>45.01</text:p>
          </table:table-cell>
          <table:table-cell office:value-type="float" office:value="36.8" calcext:value-type="float">
            <text:p>36.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4.32" calcext:value-type="float">
            <text:p>74.32</text:p>
          </table:table-cell>
          <table:table-cell office:value-type="float" office:value="48.56" calcext:value-type="float">
            <text:p>48.56</text:p>
          </table:table-cell>
          <table:table-cell/>
          <table:table-cell office:value-type="float" office:value="53.41" calcext:value-type="float">
            <text:p>53.41</text:p>
          </table:table-cell>
          <table:table-cell office:value-type="float" office:value="39.59" calcext:value-type="float">
            <text:p>39.5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1.38" calcext:value-type="float">
            <text:p>81.38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35.2" calcext:value-type="float">
            <text:p>35.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1.55" calcext:value-type="float">
            <text:p>91.55</text:p>
          </table:table-cell>
          <table:table-cell office:value-type="float" office:value="58.86" calcext:value-type="float">
            <text:p>58.86</text:p>
          </table:table-cell>
          <table:table-cell/>
          <table:table-cell office:value-type="float" office:value="62.32" calcext:value-type="float">
            <text:p>62.32</text:p>
          </table:table-cell>
          <table:table-cell office:value-type="float" office:value="35.45" calcext:value-type="float">
            <text:p>35.4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9.46" calcext:value-type="float">
            <text:p>109.46</text:p>
          </table:table-cell>
          <table:table-cell office:value-type="float" office:value="67.79" calcext:value-type="float">
            <text:p>67.79</text:p>
          </table:table-cell>
          <table:table-cell/>
          <table:table-cell office:value-type="float" office:value="64.28" calcext:value-type="float">
            <text:p>64.28</text:p>
          </table:table-cell>
          <table:table-cell office:value-type="float" office:value="39.06" calcext:value-type="float">
            <text:p>39.0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20.44" calcext:value-type="float">
            <text:p>120.44</text:p>
          </table:table-cell>
          <table:table-cell office:value-type="float" office:value="78.21" calcext:value-type="float">
            <text:p>78.21</text:p>
          </table:table-cell>
          <table:table-cell/>
          <table:table-cell office:value-type="float" office:value="69.93" calcext:value-type="float">
            <text:p>69.93</text:p>
          </table:table-cell>
          <table:table-cell office:value-type="float" office:value="37.41" calcext:value-type="float">
            <text:p>37.4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52.2" calcext:value-type="float">
            <text:p>152.2</text:p>
          </table:table-cell>
          <table:table-cell office:value-type="float" office:value="89.96" calcext:value-type="float">
            <text:p>89.96</text:p>
          </table:table-cell>
          <table:table-cell/>
          <table:table-cell office:value-type="float" office:value="74.78" calcext:value-type="float">
            <text:p>74.78</text:p>
          </table:table-cell>
          <table:table-cell office:value-type="float" office:value="41.85" calcext:value-type="float">
            <text:p>41.8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113.08" calcext:value-type="float">
            <text:p>113.08</text:p>
          </table:table-cell>
          <table:table-cell/>
          <table:table-cell office:value-type="float" office:value="76.02" calcext:value-type="float">
            <text:p>76.02</text:p>
          </table:table-cell>
          <table:table-cell office:value-type="float" office:value="42.21" calcext:value-type="float">
            <text:p>42.21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float" office:value="82.16" calcext:value-type="float">
            <text:p>82.16</text:p>
          </table:table-cell>
          <table:table-cell office:value-type="float" office:value="43.61" calcext:value-type="float">
            <text:p>43.61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57.73" calcext:value-type="float">
            <text:p>57.73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float" office:value="100.12" calcext:value-type="float">
            <text:p>100.12</text:p>
          </table:table-cell>
          <table:table-cell office:value-type="float" office:value="58.52" calcext:value-type="float">
            <text:p>58.52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float" office:value="104.69" calcext:value-type="float">
            <text:p>104.69</text:p>
          </table:table-cell>
          <table:table-cell office:value-type="float" office:value="60.82" calcext:value-type="float">
            <text:p>60.82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float" office:value="114.51" calcext:value-type="float">
            <text:p>114.51</text:p>
          </table:table-cell>
          <table:table-cell office:value-type="float" office:value="58.38" calcext:value-type="float">
            <text:p>58.38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float" office:value="116.7" calcext:value-type="float">
            <text:p>116.7</text:p>
          </table:table-cell>
          <table:table-cell office:value-type="float" office:value="72.2" calcext:value-type="float">
            <text:p>72.2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float" office:value="118.97" calcext:value-type="float">
            <text:p>118.97</text:p>
          </table:table-cell>
          <table:table-cell office:value-type="float" office:value="64.6" calcext:value-type="float">
            <text:p>64.6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float" office:value="157.94" calcext:value-type="float">
            <text:p>157.94</text:p>
          </table:table-cell>
          <table:table-cell office:value-type="float" office:value="76.39" calcext:value-type="float">
            <text:p>76.39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float" office:value="194.91" calcext:value-type="float">
            <text:p>194.91</text:p>
          </table:table-cell>
          <table:table-cell office:value-type="float" office:value="80.12" calcext:value-type="float">
            <text:p>80.12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float" office:value="213.04" calcext:value-type="float">
            <text:p>213.04</text:p>
          </table:table-cell>
          <table:table-cell office:value-type="float" office:value="93.59" calcext:value-type="float">
            <text:p>93.59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float" office:value="237.94" calcext:value-type="float">
            <text:p>237.94</text:p>
          </table:table-cell>
          <table:table-cell office:value-type="float" office:value="98.57" calcext:value-type="float">
            <text:p>98.57</text:p>
          </table:table-cell>
          <table:table-cell table:number-columns-repeated="29"/>
        </table:table-row>
        <table:table-row table:style-name="ro1" table:number-rows-repeated="38">
          <table:table-cell table:number-columns-repeated="35"/>
        </table:table-row>
        <table:table-row table:style-name="ro1">
          <table:table-cell table:number-columns-repeated="19"/>
          <table:table-cell office:value-type="string" calcext:value-type="string">
            <text:p>Berkeley scalar</text:p>
          </table:table-cell>
          <table:table-cell table:number-columns-repeated="3"/>
          <table:table-cell office:value-type="string" calcext:value-type="string">
            <text:p>Berkeley vector</text:p>
          </table:table-cell>
          <table:table-cell table:number-columns-repeated="11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9"/>
          <table:table-cell office:value-type="float" office:value="5.73098" calcext:value-type="float">
            <text:p>5.73098</text:p>
          </table:table-cell>
          <table:table-cell office:value-type="float" office:value="104.841" calcext:value-type="float">
            <text:p>104.841</text:p>
          </table:table-cell>
          <table:table-cell office:value-type="float" office:value="0.881499" calcext:value-type="float">
            <text:p>0.881499</text:p>
          </table:table-cell>
          <table:table-cell/>
          <table:table-cell office:value-type="float" office:value="4.99597" calcext:value-type="float">
            <text:p>4.99597</text:p>
          </table:table-cell>
          <table:table-cell office:value-type="float" office:value="24.5966" calcext:value-type="float">
            <text:p>24.5966</text:p>
          </table:table-cell>
          <table:table-cell office:value-type="float" office:value="0.949061" calcext:value-type="float">
            <text:p>0.949061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float" office:value="9.91144" calcext:value-type="float">
            <text:p>9.91144</text:p>
          </table:table-cell>
          <table:table-cell office:value-type="float" office:value="113.27" calcext:value-type="float">
            <text:p>113.27</text:p>
          </table:table-cell>
          <table:table-cell office:value-type="float" office:value="0.865485" calcext:value-type="float">
            <text:p>0.865485</text:p>
          </table:table-cell>
          <table:table-cell/>
          <table:table-cell office:value-type="float" office:value="9.79515" calcext:value-type="float">
            <text:p>9.79515</text:p>
          </table:table-cell>
          <table:table-cell office:value-type="float" office:value="111.002" calcext:value-type="float">
            <text:p>111.002</text:p>
          </table:table-cell>
          <table:table-cell office:value-type="float" office:value="0.866581" calcext:value-type="float">
            <text:p>0.866581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float" office:value="15.0309" calcext:value-type="float">
            <text:p>15.0309</text:p>
          </table:table-cell>
          <table:table-cell office:value-type="float" office:value="135.802" calcext:value-type="float">
            <text:p>135.802</text:p>
          </table:table-cell>
          <table:table-cell office:value-type="float" office:value="0.814919" calcext:value-type="float">
            <text:p>0.814919</text:p>
          </table:table-cell>
          <table:table-cell/>
          <table:table-cell office:value-type="float" office:value="14.796" calcext:value-type="float">
            <text:p>14.796</text:p>
          </table:table-cell>
          <table:table-cell office:value-type="float" office:value="127.829" calcext:value-type="float">
            <text:p>127.829</text:p>
          </table:table-cell>
          <table:table-cell office:value-type="float" office:value="0.841163" calcext:value-type="float">
            <text:p>0.841163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float" office:value="20.1798" calcext:value-type="float">
            <text:p>20.1798</text:p>
          </table:table-cell>
          <table:table-cell office:value-type="float" office:value="187.141" calcext:value-type="float">
            <text:p>187.141</text:p>
          </table:table-cell>
          <table:table-cell office:value-type="float" office:value="0.750816" calcext:value-type="float">
            <text:p>0.750816</text:p>
          </table:table-cell>
          <table:table-cell/>
          <table:table-cell office:value-type="float" office:value="20.0466" calcext:value-type="float">
            <text:p>20.0466</text:p>
          </table:table-cell>
          <table:table-cell office:value-type="float" office:value="154.572" calcext:value-type="float">
            <text:p>154.572</text:p>
          </table:table-cell>
          <table:table-cell office:value-type="float" office:value="0.792816" calcext:value-type="float">
            <text:p>0.792816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float" office:value="24.7534" calcext:value-type="float">
            <text:p>24.7534</text:p>
          </table:table-cell>
          <table:table-cell office:value-type="float" office:value="203.279" calcext:value-type="float">
            <text:p>203.279</text:p>
          </table:table-cell>
          <table:table-cell office:value-type="float" office:value="0.752356" calcext:value-type="float">
            <text:p>0.752356</text:p>
          </table:table-cell>
          <table:table-cell/>
          <table:table-cell office:value-type="float" office:value="24.657" calcext:value-type="float">
            <text:p>24.657</text:p>
          </table:table-cell>
          <table:table-cell office:value-type="float" office:value="191.465" calcext:value-type="float">
            <text:p>191.465</text:p>
          </table:table-cell>
          <table:table-cell office:value-type="float" office:value="0.754718" calcext:value-type="float">
            <text:p>0.754718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float" office:value="29.9163" calcext:value-type="float">
            <text:p>29.9163</text:p>
          </table:table-cell>
          <table:table-cell office:value-type="float" office:value="214.326" calcext:value-type="float">
            <text:p>214.326</text:p>
          </table:table-cell>
          <table:table-cell office:value-type="float" office:value="0.732258" calcext:value-type="float">
            <text:p>0.732258</text:p>
          </table:table-cell>
          <table:table-cell/>
          <table:table-cell office:value-type="float" office:value="29.5997" calcext:value-type="float">
            <text:p>29.5997</text:p>
          </table:table-cell>
          <table:table-cell office:value-type="float" office:value="209.455" calcext:value-type="float">
            <text:p>209.455</text:p>
          </table:table-cell>
          <table:table-cell office:value-type="float" office:value="0.744625" calcext:value-type="float">
            <text:p>0.744625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float" office:value="40.3715" calcext:value-type="float">
            <text:p>40.3715</text:p>
          </table:table-cell>
          <table:table-cell office:value-type="float" office:value="253.979" calcext:value-type="float">
            <text:p>253.979</text:p>
          </table:table-cell>
          <table:table-cell office:value-type="float" office:value="0.672793" calcext:value-type="float">
            <text:p>0.672793</text:p>
          </table:table-cell>
          <table:table-cell/>
          <table:table-cell office:value-type="float" office:value="40.1433" calcext:value-type="float">
            <text:p>40.1433</text:p>
          </table:table-cell>
          <table:table-cell office:value-type="float" office:value="232.699" calcext:value-type="float">
            <text:p>232.699</text:p>
          </table:table-cell>
          <table:table-cell office:value-type="float" office:value="0.71172" calcext:value-type="float">
            <text:p>0.71172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float" office:value="49.7302" calcext:value-type="float">
            <text:p>49.7302</text:p>
          </table:table-cell>
          <table:table-cell office:value-type="float" office:value="274.265" calcext:value-type="float">
            <text:p>274.265</text:p>
          </table:table-cell>
          <table:table-cell office:value-type="float" office:value="0.669718" calcext:value-type="float">
            <text:p>0.669718</text:p>
          </table:table-cell>
          <table:table-cell/>
          <table:table-cell office:value-type="float" office:value="49.9164" calcext:value-type="float">
            <text:p>49.9164</text:p>
          </table:table-cell>
          <table:table-cell office:value-type="float" office:value="260.739" calcext:value-type="float">
            <text:p>260.739</text:p>
          </table:table-cell>
          <table:table-cell office:value-type="float" office:value="0.680392" calcext:value-type="float">
            <text:p>0.680392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float" office:value="60.4629" calcext:value-type="float">
            <text:p>60.4629</text:p>
          </table:table-cell>
          <table:table-cell office:value-type="float" office:value="292.82" calcext:value-type="float">
            <text:p>292.82</text:p>
          </table:table-cell>
          <table:table-cell office:value-type="float" office:value="0.643565" calcext:value-type="float">
            <text:p>0.643565</text:p>
          </table:table-cell>
          <table:table-cell/>
          <table:table-cell office:value-type="float" office:value="60.1504" calcext:value-type="float">
            <text:p>60.1504</text:p>
          </table:table-cell>
          <table:table-cell office:value-type="float" office:value="280.723" calcext:value-type="float">
            <text:p>280.723</text:p>
          </table:table-cell>
          <table:table-cell office:value-type="float" office:value="0.662645" calcext:value-type="float">
            <text:p>0.662645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float" office:value="69.9371" calcext:value-type="float">
            <text:p>69.9371</text:p>
          </table:table-cell>
          <table:table-cell office:value-type="float" office:value="316.416" calcext:value-type="float">
            <text:p>316.416</text:p>
          </table:table-cell>
          <table:table-cell office:value-type="float" office:value="0.623055" calcext:value-type="float">
            <text:p>0.623055</text:p>
          </table:table-cell>
          <table:table-cell/>
          <table:table-cell office:value-type="float" office:value="70.4738" calcext:value-type="float">
            <text:p>70.4738</text:p>
          </table:table-cell>
          <table:table-cell office:value-type="float" office:value="298.359" calcext:value-type="float">
            <text:p>298.359</text:p>
          </table:table-cell>
          <table:table-cell office:value-type="float" office:value="0.644357" calcext:value-type="float">
            <text:p>0.644357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float" office:value="79.8638" calcext:value-type="float">
            <text:p>79.8638</text:p>
          </table:table-cell>
          <table:table-cell office:value-type="float" office:value="329.332" calcext:value-type="float">
            <text:p>329.332</text:p>
          </table:table-cell>
          <table:table-cell office:value-type="float" office:value="0.618568" calcext:value-type="float">
            <text:p>0.618568</text:p>
          </table:table-cell>
          <table:table-cell/>
          <table:table-cell office:value-type="float" office:value="80.2251" calcext:value-type="float">
            <text:p>80.2251</text:p>
          </table:table-cell>
          <table:table-cell office:value-type="float" office:value="315.887" calcext:value-type="float">
            <text:p>315.887</text:p>
          </table:table-cell>
          <table:table-cell office:value-type="float" office:value="0.629065" calcext:value-type="float">
            <text:p>0.629065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float" office:value="90.443" calcext:value-type="float">
            <text:p>90.443</text:p>
          </table:table-cell>
          <table:table-cell office:value-type="float" office:value="342.437" calcext:value-type="float">
            <text:p>342.437</text:p>
          </table:table-cell>
          <table:table-cell office:value-type="float" office:value="0.604544" calcext:value-type="float">
            <text:p>0.604544</text:p>
          </table:table-cell>
          <table:table-cell/>
          <table:table-cell office:value-type="float" office:value="90.7897" calcext:value-type="float">
            <text:p>90.7897</text:p>
          </table:table-cell>
          <table:table-cell office:value-type="float" office:value="329.377" calcext:value-type="float">
            <text:p>329.377</text:p>
          </table:table-cell>
          <table:table-cell office:value-type="float" office:value="0.618346" calcext:value-type="float">
            <text:p>0.618346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float" office:value="100.565" calcext:value-type="float">
            <text:p>100.565</text:p>
          </table:table-cell>
          <table:table-cell office:value-type="float" office:value="358.305" calcext:value-type="float">
            <text:p>358.305</text:p>
          </table:table-cell>
          <table:table-cell office:value-type="float" office:value="0.58887" calcext:value-type="float">
            <text:p>0.58887</text:p>
          </table:table-cell>
          <table:table-cell/>
          <table:table-cell office:value-type="float" office:value="100.825" calcext:value-type="float">
            <text:p>100.825</text:p>
          </table:table-cell>
          <table:table-cell office:value-type="float" office:value="342.203" calcext:value-type="float">
            <text:p>342.203</text:p>
          </table:table-cell>
          <table:table-cell office:value-type="float" office:value="0.607979" calcext:value-type="float">
            <text:p>0.607979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float" office:value="199.726" calcext:value-type="float">
            <text:p>199.726</text:p>
          </table:table-cell>
          <table:table-cell office:value-type="float" office:value="449.897" calcext:value-type="float">
            <text:p>449.897</text:p>
          </table:table-cell>
          <table:table-cell office:value-type="float" office:value="0.540697" calcext:value-type="float">
            <text:p>0.540697</text:p>
          </table:table-cell>
          <table:table-cell/>
          <table:table-cell office:value-type="float" office:value="200.529" calcext:value-type="float">
            <text:p>200.529</text:p>
          </table:table-cell>
          <table:table-cell office:value-type="float" office:value="439.356" calcext:value-type="float">
            <text:p>439.356</text:p>
          </table:table-cell>
          <table:table-cell office:value-type="float" office:value="0.548232" calcext:value-type="float">
            <text:p>0.548232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float" office:value="499.984" calcext:value-type="float">
            <text:p>499.984</text:p>
          </table:table-cell>
          <table:table-cell office:value-type="float" office:value="593.434" calcext:value-type="float">
            <text:p>593.434</text:p>
          </table:table-cell>
          <table:table-cell office:value-type="float" office:value="0.492999" calcext:value-type="float">
            <text:p>0.492999</text:p>
          </table:table-cell>
          <table:table-cell/>
          <table:table-cell office:value-type="float" office:value="499.389" calcext:value-type="float">
            <text:p>499.389</text:p>
          </table:table-cell>
          <table:table-cell office:value-type="float" office:value="582.774" calcext:value-type="float">
            <text:p>582.774</text:p>
          </table:table-cell>
          <table:table-cell office:value-type="float" office:value="0.498282" calcext:value-type="float">
            <text:p>0.498282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float" office:value="1017.94" calcext:value-type="float">
            <text:p>1017.94</text:p>
          </table:table-cell>
          <table:table-cell office:value-type="float" office:value="739.225" calcext:value-type="float">
            <text:p>739.225</text:p>
          </table:table-cell>
          <table:table-cell office:value-type="float" office:value="0.463719" calcext:value-type="float">
            <text:p>0.463719</text:p>
          </table:table-cell>
          <table:table-cell/>
          <table:table-cell office:value-type="float" office:value="1002.63" calcext:value-type="float">
            <text:p>1002.63</text:p>
          </table:table-cell>
          <table:table-cell office:value-type="float" office:value="719.546" calcext:value-type="float">
            <text:p>719.546</text:p>
          </table:table-cell>
          <table:table-cell office:value-type="float" office:value="0.472235" calcext:value-type="float">
            <text:p>0.472235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G87:Sheet1.AH1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00/00/0000</text:date>, <text:time style:data-style-name="N2" text:time-value="11:24:15.841552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1:15:42.712148594</meta:creation-date>
    <meta:generator>LibreOffice/5.2.7.2$Linux_X86_64 LibreOffice_project/20m0$Build-2</meta:generator>
    <dc:date>2019-12-13T13:46:42.887948281</dc:date>
    <meta:editing-duration>P11DT7H14M33S</meta:editing-duration>
    <meta:editing-cycles>13</meta:editing-cycles>
    <meta:document-statistic meta:table-count="1" meta:cell-count="80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arrow-left" chart:symbol-width="0.25cm" chart:symbol-height="0.25cm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154cm" svg:height="22.038cm" xlink:href=".." xlink:type="simple" chart:class="chart:scatter" chart:style-name="ch1">
        <chart:legend chart:legend-position="end" svg:x="35.164cm" svg:y="10.222cm" style:legend-expansion="high" chart:style-name="ch2"/>
        <chart:plot-area chart:style-name="ch3" table:cell-range-address="Sheet1.A8:Sheet1.B22 Sheet1.AH87:Sheet1.AH101 Sheet1.E8:Sheet1.E24" chart:data-source-has-labels="row" svg:x="0.783cm" svg:y="0.44cm" svg:width="33.598cm" svg:height="21.158cm">
          <chartooo:coordinate-region svg:x="1.59cm" svg:y="0.639cm" svg:width="32.511cm" svg:height="20.3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22" loext:label-string="original_pixels" chart:class="chart:scatter">
            <chart:domain table:cell-range-address="Sheet1.A8:Sheet1.A22"/>
            <chart:data-point chart:repeated="15"/>
          </chart:series>
          <chart:series chart:style-name="ch8" chart:values-cell-range-address="Sheet1.AH87:Sheet1.AH101" loext:label-string="colour_codec" chart:class="chart:scatter">
            <chart:domain table:cell-range-address="Sheet1.AG87:Sheet1.AG101"/>
            <chart:data-point/>
            <chart:data-point chart:style-name="ch9"/>
            <chart:data-point chart:repeated="3"/>
            <chart:data-point chart:style-name="ch9"/>
            <chart:data-point chart:repeated="6"/>
            <chart:data-point chart:style-name="ch9"/>
            <chart:data-point chart:repeated="2"/>
          </chart:series>
          <chart:series chart:style-name="ch10" chart:values-cell-range-address="Sheet1.E8:Sheet1.E24" loext:label-string="original_residuals" chart:class="chart:scatter">
            <chart:domain table:cell-range-address="Sheet1.D8:Sheet1.D24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riginal_pixels</text:p>
              </table:table-cell>
              <table:table-cell office:value-type="string">
                <text:p>Column AG</text:p>
              </table:table-cell>
              <table:table-cell office:value-type="string">
                <text:p>colour_codec</text:p>
              </table:table-cell>
              <table:table-cell office:value-type="string">
                <text:p>Column D</text:p>
              </table:table-cell>
              <table:table-cell office:value-type="string">
                <text:p>original_residua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6">
                <text:p>10.06</text:p>
                <draw:g>
                  <svg:desc>Sheet1.A8:Sheet1.A22</svg:desc>
                </draw:g>
              </table:table-cell>
              <table:table-cell office:value-type="float" office:value="38.39">
                <text:p>38.39</text:p>
                <draw:g>
                  <svg:desc>Sheet1.B8:Sheet1.B22</svg:desc>
                </draw:g>
              </table:table-cell>
              <table:table-cell office:value-type="float" office:value="9.97">
                <text:p>9.97</text:p>
                <draw:g>
                  <svg:desc>Sheet1.AG87:Sheet1.AG101</svg:desc>
                </draw:g>
              </table:table-cell>
              <table:table-cell office:value-type="float" office:value="20.84">
                <text:p>20.84</text:p>
                <draw:g>
                  <svg:desc>Sheet1.AH87:Sheet1.AH101</svg:desc>
                </draw:g>
              </table:table-cell>
              <table:table-cell office:value-type="float" office:value="10.04">
                <text:p>10.04</text:p>
                <draw:g>
                  <svg:desc>Sheet1.D8:Sheet1.D24</svg:desc>
                </draw:g>
              </table:table-cell>
              <table:table-cell office:value-type="float" office:value="26.96">
                <text:p>26.96</text:p>
                <draw:g>
                  <svg:desc>Sheet1.E8:Sheet1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9">
                <text:p>20.19</text:p>
              </table:table-cell>
              <table:table-cell office:value-type="float" office:value="60.85">
                <text:p>60.85</text:p>
              </table:table-cell>
              <table:table-cell office:value-type="float" office:value="19.46">
                <text:p>19.46</text:p>
              </table:table-cell>
              <table:table-cell office:value-type="float" office:value="33.93">
                <text:p>33.93</text:p>
              </table:table-cell>
              <table:table-cell office:value-type="float" office:value="20.02">
                <text:p>20.02</text:p>
              </table:table-cell>
              <table:table-cell office:value-type="float" office:value="52.71">
                <text:p>52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1">
                <text:p>30.1</text:p>
              </table:table-cell>
              <table:table-cell office:value-type="float" office:value="81.86">
                <text:p>81.86</text:p>
              </table:table-cell>
              <table:table-cell office:value-type="float" office:value="48.46">
                <text:p>48.46</text:p>
              </table:table-cell>
              <table:table-cell office:value-type="float" office:value="63.87">
                <text:p>63.87</text:p>
              </table:table-cell>
              <table:table-cell office:value-type="float" office:value="30.84">
                <text:p>30.84</text:p>
              </table:table-cell>
              <table:table-cell office:value-type="float" office:value="59.65">
                <text:p>59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05">
                <text:p>40.05</text:p>
              </table:table-cell>
              <table:table-cell office:value-type="float" office:value="94.27">
                <text:p>94.27</text:p>
              </table:table-cell>
              <table:table-cell office:value-type="float" office:value="67.36">
                <text:p>67.36</text:p>
              </table:table-cell>
              <table:table-cell office:value-type="float" office:value="72.49">
                <text:p>72.49</text:p>
              </table:table-cell>
              <table:table-cell office:value-type="float" office:value="40.03">
                <text:p>40.03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9.51">
                <text:p>109.51</text:p>
              </table:table-cell>
              <table:table-cell office:value-type="float" office:value="94.44">
                <text:p>94.44</text:p>
              </table:table-cell>
              <table:table-cell office:value-type="float" office:value="91.78">
                <text:p>91.78</text:p>
              </table:table-cell>
              <table:table-cell office:value-type="float" office:value="50.53">
                <text:p>50.53</text:p>
              </table:table-cell>
              <table:table-cell office:value-type="float" office:value="85.57">
                <text:p>85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74">
                <text:p>61.74</text:p>
              </table:table-cell>
              <table:table-cell office:value-type="float" office:value="120.07">
                <text:p>120.07</text:p>
              </table:table-cell>
              <table:table-cell office:value-type="float" office:value="115.72">
                <text:p>115.72</text:p>
              </table:table-cell>
              <table:table-cell office:value-type="float" office:value="101.15">
                <text:p>101.15</text:p>
              </table:table-cell>
              <table:table-cell office:value-type="float" office:value="60.36">
                <text:p>60.36</text:p>
              </table:table-cell>
              <table:table-cell office:value-type="float" office:value="94.27">
                <text:p>9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02">
                <text:p>70.02</text:p>
              </table:table-cell>
              <table:table-cell office:value-type="float" office:value="133.41">
                <text:p>133.41</text:p>
              </table:table-cell>
              <table:table-cell office:value-type="float" office:value="141.49">
                <text:p>141.49</text:p>
              </table:table-cell>
              <table:table-cell office:value-type="float" office:value="110.47">
                <text:p>110.47</text:p>
              </table:table-cell>
              <table:table-cell office:value-type="float" office:value="70.05">
                <text:p>70.05</text:p>
              </table:table-cell>
              <table:table-cell office:value-type="float" office:value="108.67">
                <text:p>108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.81">
                <text:p>81.81</text:p>
              </table:table-cell>
              <table:table-cell office:value-type="float" office:value="140.12">
                <text:p>140.12</text:p>
              </table:table-cell>
              <table:table-cell office:value-type="float" office:value="193.27">
                <text:p>193.27</text:p>
              </table:table-cell>
              <table:table-cell office:value-type="float" office:value="134.05">
                <text:p>134.05</text:p>
              </table:table-cell>
              <table:table-cell office:value-type="float" office:value="82.67">
                <text:p>82.67</text:p>
              </table:table-cell>
              <table:table-cell office:value-type="float" office:value="115.09">
                <text:p>115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.74">
                <text:p>92.74</text:p>
              </table:table-cell>
              <table:table-cell office:value-type="float" office:value="149.58">
                <text:p>149.58</text:p>
              </table:table-cell>
              <table:table-cell office:value-type="float" office:value="207.77">
                <text:p>207.77</text:p>
              </table:table-cell>
              <table:table-cell office:value-type="float" office:value="138.29">
                <text:p>138.29</text:p>
              </table:table-cell>
              <table:table-cell office:value-type="float" office:value="90.11">
                <text:p>90.11</text:p>
              </table:table-cell>
              <table:table-cell office:value-type="float" office:value="120.07">
                <text:p>120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.08">
                <text:p>101.08</text:p>
              </table:table-cell>
              <table:table-cell office:value-type="float" office:value="161.5">
                <text:p>161.5</text:p>
              </table:table-cell>
              <table:table-cell office:value-type="float" office:value="239.11">
                <text:p>239.11</text:p>
              </table:table-cell>
              <table:table-cell office:value-type="float" office:value="150.83">
                <text:p>150.83</text:p>
              </table:table-cell>
              <table:table-cell office:value-type="float" office:value="100.65">
                <text:p>100.65</text:p>
              </table:table-cell>
              <table:table-cell office:value-type="float" office:value="134.91">
                <text:p>134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04">
                <text:p>132.04</text:p>
              </table:table-cell>
              <table:table-cell office:value-type="float" office:value="180.29">
                <text:p>18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.97">
                <text:p>131.97</text:p>
              </table:table-cell>
              <table:table-cell office:value-type="float" office:value="149.58">
                <text:p>149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.82">
                <text:p>151.82</text:p>
              </table:table-cell>
              <table:table-cell office:value-type="float" office:value="193.59">
                <text:p>19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26">
                <text:p>151.26</text:p>
              </table:table-cell>
              <table:table-cell office:value-type="float" office:value="165.65">
                <text:p>165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.99">
                <text:p>208.99</text:p>
              </table:table-cell>
              <table:table-cell office:value-type="float" office:value="223.26">
                <text:p>22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.23">
                <text:p>207.23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.97">
                <text:p>220.97</text:p>
              </table:table-cell>
              <table:table-cell office:value-type="float" office:value="229.21">
                <text:p>229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.39">
                <text:p>218.39</text:p>
              </table:table-cell>
              <table:table-cell office:value-type="float" office:value="200.19">
                <text:p>200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6.09">
                <text:p>236.09</text:p>
              </table:table-cell>
              <table:table-cell office:value-type="float" office:value="236.76">
                <text:p>236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41">
                <text:p>229.41</text:p>
              </table:table-cell>
              <table:table-cell office:value-type="float" office:value="206.08">
                <text:p>206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214cm" svg:y="3.955cm" style:legend-expansion="high" chart:style-name="ch2"/>
        <chart:plot-area chart:style-name="ch3" table:cell-range-address="Sheet1.B122:Sheet1.C133 Sheet1.F122:Sheet1.F144" chart:data-source-has-labels="row" svg:x="0.319cm" svg:y="0.18cm" svg:width="10.576cm" svg:height="8.646cm">
          <chartooo:coordinate-region svg:x="0.94cm" svg:y="0.379cm" svg:width="9.48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22:Sheet1.C133" loext:label-string="dog_uniform_residuals" chart:class="chart:scatter">
            <chart:domain table:cell-range-address="Sheet1.B122:Sheet1.B133"/>
            <chart:data-point chart:repeated="12"/>
          </chart:series>
          <chart:series chart:style-name="ch7" chart:values-cell-range-address="Sheet1.F122:Sheet1.F144" loext:label-string="dog_kmeans_ppm" chart:class="chart:scatter">
            <chart:domain table:cell-range-address="Sheet1.E122:Sheet1.E144"/>
            <chart:data-point chart:repeated="18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og_uniform_residuals</text:p>
              </table:table-cell>
              <table:table-cell office:value-type="string">
                <text:p>Column E</text:p>
              </table:table-cell>
              <table:table-cell office:value-type="string">
                <text:p>dog_kmeans_pp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12">
                <text:p>20.12</text:p>
                <draw:g>
                  <svg:desc>Sheet1.B122:Sheet1.B133</svg:desc>
                </draw:g>
              </table:table-cell>
              <table:table-cell office:value-type="float" office:value="12.72">
                <text:p>12.72</text:p>
                <draw:g>
                  <svg:desc>Sheet1.C122:Sheet1.C133</svg:desc>
                </draw:g>
              </table:table-cell>
              <table:table-cell office:value-type="float" office:value="27.18">
                <text:p>27.18</text:p>
                <draw:g>
                  <svg:desc>Sheet1.E122:Sheet1.E144</svg:desc>
                </draw:g>
              </table:table-cell>
              <table:table-cell office:value-type="float" office:value="40.07">
                <text:p>40.07</text:p>
                <draw:g>
                  <svg:desc>Sheet1.F122:Sheet1.F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61">
                <text:p>30.61</text:p>
              </table:table-cell>
              <table:table-cell office:value-type="float" office:value="17.64">
                <text:p>17.64</text:p>
              </table:table-cell>
              <table:table-cell office:value-type="float" office:value="35.78">
                <text:p>35.78</text:p>
              </table:table-cell>
              <table:table-cell office:value-type="float" office:value="21.03">
                <text:p>21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41">
                <text:p>40.41</text:p>
              </table:table-cell>
              <table:table-cell office:value-type="float" office:value="26.2">
                <text:p>26.2</text:p>
              </table:table-cell>
              <table:table-cell office:value-type="float" office:value="38.01">
                <text:p>38.01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7">
                <text:p>51.7</text:p>
              </table:table-cell>
              <table:table-cell office:value-type="float" office:value="34.42">
                <text:p>34.42</text:p>
              </table:table-cell>
              <table:table-cell office:value-type="float" office:value="41.73">
                <text:p>41.7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53">
                <text:p>61.53</text:p>
              </table:table-cell>
              <table:table-cell office:value-type="float" office:value="40.31">
                <text:p>40.31</text:p>
              </table:table-cell>
              <table:table-cell office:value-type="float" office:value="45.01">
                <text:p>45.01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.32">
                <text:p>74.32</text:p>
              </table:table-cell>
              <table:table-cell office:value-type="float" office:value="48.56">
                <text:p>48.56</text:p>
              </table:table-cell>
              <table:table-cell office:value-type="float" office:value="53.41">
                <text:p>53.41</text:p>
              </table:table-cell>
              <table:table-cell office:value-type="float" office:value="39.59">
                <text:p>39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38">
                <text:p>81.38</text:p>
              </table:table-cell>
              <table:table-cell office:value-type="float" office:value="54.4">
                <text:p>54.4</text:p>
              </table:table-cell>
              <table:table-cell office:value-type="float" office:value="55.5">
                <text:p>55.5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.55">
                <text:p>91.55</text:p>
              </table:table-cell>
              <table:table-cell office:value-type="float" office:value="58.86">
                <text:p>58.86</text:p>
              </table:table-cell>
              <table:table-cell office:value-type="float" office:value="62.32">
                <text:p>62.32</text:p>
              </table:table-cell>
              <table:table-cell office:value-type="float" office:value="35.45">
                <text:p>35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46">
                <text:p>109.46</text:p>
              </table:table-cell>
              <table:table-cell office:value-type="float" office:value="67.79">
                <text:p>67.79</text:p>
              </table:table-cell>
              <table:table-cell office:value-type="float" office:value="64.28">
                <text:p>64.28</text:p>
              </table:table-cell>
              <table:table-cell office:value-type="float" office:value="39.06">
                <text:p>39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.44">
                <text:p>120.44</text:p>
              </table:table-cell>
              <table:table-cell office:value-type="float" office:value="78.21">
                <text:p>78.21</text:p>
              </table:table-cell>
              <table:table-cell office:value-type="float" office:value="69.93">
                <text:p>69.93</text:p>
              </table:table-cell>
              <table:table-cell office:value-type="float" office:value="37.41">
                <text:p>37.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.2">
                <text:p>152.2</text:p>
              </table:table-cell>
              <table:table-cell office:value-type="float" office:value="89.96">
                <text:p>89.96</text:p>
              </table:table-cell>
              <table:table-cell office:value-type="float" office:value="74.78">
                <text:p>74.78</text:p>
              </table:table-cell>
              <table:table-cell office:value-type="float" office:value="41.85">
                <text:p>41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">
                <text:p>203</text:p>
              </table:table-cell>
              <table:table-cell office:value-type="float" office:value="113.08">
                <text:p>113.08</text:p>
              </table:table-cell>
              <table:table-cell office:value-type="float" office:value="76.02">
                <text:p>76.02</text:p>
              </table:table-cell>
              <table:table-cell office:value-type="float" office:value="42.21">
                <text:p>42.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16">
                <text:p>82.16</text:p>
              </table:table-cell>
              <table:table-cell office:value-type="float" office:value="43.61">
                <text:p>43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57.73">
                <text:p>57.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12">
                <text:p>100.12</text:p>
              </table:table-cell>
              <table:table-cell office:value-type="float" office:value="58.52">
                <text:p>58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69">
                <text:p>104.69</text:p>
              </table:table-cell>
              <table:table-cell office:value-type="float" office:value="60.82">
                <text:p>60.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51">
                <text:p>114.51</text:p>
              </table:table-cell>
              <table:table-cell office:value-type="float" office:value="58.38">
                <text:p>58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7">
                <text:p>116.7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97">
                <text:p>118.97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94">
                <text:p>157.94</text:p>
              </table:table-cell>
              <table:table-cell office:value-type="float" office:value="76.39">
                <text:p>76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91">
                <text:p>194.91</text:p>
              </table:table-cell>
              <table:table-cell office:value-type="float" office:value="80.12">
                <text:p>8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.04">
                <text:p>213.04</text:p>
              </table:table-cell>
              <table:table-cell office:value-type="float" office:value="93.59">
                <text:p>93.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94">
                <text:p>237.94</text:p>
              </table:table-cell>
              <table:table-cell office:value-type="float" office:value="98.57">
                <text:p>98.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679cm" svg:height="21.265cm" xlink:href=".." xlink:type="simple" chart:class="chart:scatter" chart:style-name="ch1">
        <chart:legend chart:legend-position="end" svg:x="32.848cm" svg:y="9.835cm" style:legend-expansion="high" chart:style-name="ch2"/>
        <chart:plot-area chart:style-name="ch3" table:cell-range-address="Sheet1.V105:Sheet1.W117 Sheet1.Z105:Sheet1.Z117 Sheet1.AC105:Sheet1.AC117" chart:data-source-has-labels="row" svg:x="0.733cm" svg:y="0.425cm" svg:width="31.382cm" svg:height="20.415cm">
          <chartooo:coordinate-region svg:x="1.54cm" svg:y="0.624cm" svg:width="30.295cm" svg:height="19.5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105:Sheet1.W117" loext:label-string="scalar_pixels" chart:class="chart:scatter">
            <chart:domain table:cell-range-address="Sheet1.V105:Sheet1.V117"/>
            <chart:data-point chart:repeated="13"/>
          </chart:series>
          <chart:series chart:style-name="ch7" chart:values-cell-range-address="Sheet1.Z105:Sheet1.Z117" loext:label-string="scalar_residuals" chart:class="chart:scatter">
            <chart:domain table:cell-range-address="Sheet1.Y105:Sheet1.Y117"/>
            <chart:data-point chart:repeated="13"/>
          </chart:series>
          <chart:series chart:style-name="ch8" chart:values-cell-range-address="Sheet1.AC105:Sheet1.AC117" loext:label-string="vector_pixels" chart:class="chart:scatter">
            <chart:domain table:cell-range-address="Sheet1.AB105:Sheet1.AB11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scalar_pixels</text:p>
              </table:table-cell>
              <table:table-cell office:value-type="string">
                <text:p>Column Y</text:p>
              </table:table-cell>
              <table:table-cell office:value-type="string">
                <text:p>scalar_residuals</text:p>
              </table:table-cell>
              <table:table-cell office:value-type="string">
                <text:p>Column AB</text:p>
              </table:table-cell>
              <table:table-cell office:value-type="string">
                <text:p>vector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3">
                <text:p>10.23</text:p>
                <draw:g>
                  <svg:desc>Sheet1.V105:Sheet1.V117</svg:desc>
                </draw:g>
              </table:table-cell>
              <table:table-cell office:value-type="float" office:value="16.34">
                <text:p>16.34</text:p>
                <draw:g>
                  <svg:desc>Sheet1.W105:Sheet1.W117</svg:desc>
                </draw:g>
              </table:table-cell>
              <table:table-cell office:value-type="float" office:value="10.04">
                <text:p>10.04</text:p>
                <draw:g>
                  <svg:desc>Sheet1.Y105:Sheet1.Y117</svg:desc>
                </draw:g>
              </table:table-cell>
              <table:table-cell office:value-type="float" office:value="8.65">
                <text:p>8.65</text:p>
                <draw:g>
                  <svg:desc>Sheet1.Z105:Sheet1.Z117</svg:desc>
                </draw:g>
              </table:table-cell>
              <table:table-cell office:value-type="float" office:value="9.77">
                <text:p>9.77</text:p>
                <draw:g>
                  <svg:desc>Sheet1.AB105:Sheet1.AB117</svg:desc>
                </draw:g>
              </table:table-cell>
              <table:table-cell office:value-type="float" office:value="9.64">
                <text:p>9.64</text:p>
                <draw:g>
                  <svg:desc>Sheet1.AC105:Sheet1.AC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9">
                <text:p>20.19</text:p>
              </table:table-cell>
              <table:table-cell office:value-type="float" office:value="30.06">
                <text:p>30.06</text:p>
              </table:table-cell>
              <table:table-cell office:value-type="float" office:value="20.21">
                <text:p>20.21</text:p>
              </table:table-cell>
              <table:table-cell office:value-type="float" office:value="25.05">
                <text:p>25.05</text:p>
              </table:table-cell>
              <table:table-cell office:value-type="float" office:value="19.34">
                <text:p>19.34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02">
                <text:p>30.02</text:p>
              </table:table-cell>
              <table:table-cell office:value-type="float" office:value="52.42">
                <text:p>52.42</text:p>
              </table:table-cell>
              <table:table-cell office:value-type="float" office:value="30.74">
                <text:p>30.74</text:p>
              </table:table-cell>
              <table:table-cell office:value-type="float" office:value="33.58">
                <text:p>33.58</text:p>
              </table:table-cell>
              <table:table-cell office:value-type="float" office:value="29.67">
                <text:p>29.67</text:p>
              </table:table-cell>
              <table:table-cell office:value-type="float" office:value="33.94">
                <text:p>33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62">
                <text:p>40.62</text:p>
              </table:table-cell>
              <table:table-cell office:value-type="float" office:value="62.29">
                <text:p>62.29</text:p>
              </table:table-cell>
              <table:table-cell office:value-type="float" office:value="40.57">
                <text:p>40.57</text:p>
              </table:table-cell>
              <table:table-cell office:value-type="float" office:value="53.75">
                <text:p>53.75</text:p>
              </table:table-cell>
              <table:table-cell office:value-type="float" office:value="40.39">
                <text:p>40.39</text:p>
              </table:table-cell>
              <table:table-cell office:value-type="float" office:value="42.76">
                <text:p>42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38">
                <text:p>50.38</text:p>
              </table:table-cell>
              <table:table-cell office:value-type="float" office:value="79.01">
                <text:p>79.01</text:p>
              </table:table-cell>
              <table:table-cell office:value-type="float" office:value="50.85">
                <text:p>50.85</text:p>
              </table:table-cell>
              <table:table-cell office:value-type="float" office:value="60.91">
                <text:p>60.91</text:p>
              </table:table-cell>
              <table:table-cell office:value-type="float" office:value="48.7">
                <text:p>48.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13">
                <text:p>60.13</text:p>
              </table:table-cell>
              <table:table-cell office:value-type="float" office:value="86">
                <text:p>86</text:p>
              </table:table-cell>
              <table:table-cell office:value-type="float" office:value="60.4">
                <text:p>60.4</text:p>
              </table:table-cell>
              <table:table-cell office:value-type="float" office:value="78.26">
                <text:p>78.26</text:p>
              </table:table-cell>
              <table:table-cell office:value-type="float" office:value="59.63">
                <text:p>59.63</text:p>
              </table:table-cell>
              <table:table-cell office:value-type="float" office:value="72.29">
                <text:p>72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29">
                <text:p>74.29</text:p>
              </table:table-cell>
              <table:table-cell office:value-type="float" office:value="106.71">
                <text:p>106.71</text:p>
              </table:table-cell>
              <table:table-cell office:value-type="float" office:value="71.69">
                <text:p>71.69</text:p>
              </table:table-cell>
              <table:table-cell office:value-type="float" office:value="85.11">
                <text:p>85.11</text:p>
              </table:table-cell>
              <table:table-cell office:value-type="float" office:value="71.46">
                <text:p>71.46</text:p>
              </table:table-cell>
              <table:table-cell office:value-type="float" office:value="83.26">
                <text:p>83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.89">
                <text:p>80.89</text:p>
              </table:table-cell>
              <table:table-cell office:value-type="float" office:value="114.76">
                <text:p>114.76</text:p>
              </table:table-cell>
              <table:table-cell office:value-type="float" office:value="80.39">
                <text:p>80.39</text:p>
              </table:table-cell>
              <table:table-cell office:value-type="float" office:value="93.51">
                <text:p>93.51</text:p>
              </table:table-cell>
              <table:table-cell office:value-type="float" office:value="78.47">
                <text:p>78.47</text:p>
              </table:table-cell>
              <table:table-cell office:value-type="float" office:value="92.65">
                <text:p>92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.11">
                <text:p>91.11</text:p>
              </table:table-cell>
              <table:table-cell office:value-type="float" office:value="128.67">
                <text:p>128.67</text:p>
              </table:table-cell>
              <table:table-cell office:value-type="float" office:value="95.77">
                <text:p>95.77</text:p>
              </table:table-cell>
              <table:table-cell office:value-type="float" office:value="114.76">
                <text:p>114.76</text:p>
              </table:table-cell>
              <table:table-cell office:value-type="float" office:value="90.23">
                <text:p>90.23</text:p>
              </table:table-cell>
              <table:table-cell office:value-type="float" office:value="102.28">
                <text:p>102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61">
                <text:p>100.61</text:p>
              </table:table-cell>
              <table:table-cell office:value-type="float" office:value="139.59">
                <text:p>139.59</text:p>
              </table:table-cell>
              <table:table-cell office:value-type="float" office:value="101.23">
                <text:p>101.23</text:p>
              </table:table-cell>
              <table:table-cell office:value-type="float" office:value="123.95">
                <text:p>123.95</text:p>
              </table:table-cell>
              <table:table-cell office:value-type="float" office:value="97.76">
                <text:p>97.76</text:p>
              </table:table-cell>
              <table:table-cell office:value-type="float" office:value="108.98">
                <text:p>108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.81">
                <text:p>120.81</text:p>
              </table:table-cell>
              <table:table-cell office:value-type="float" office:value="162.39">
                <text:p>162.39</text:p>
              </table:table-cell>
              <table:table-cell office:value-type="float" office:value="120.15">
                <text:p>120.15</text:p>
              </table:table-cell>
              <table:table-cell office:value-type="float" office:value="139.59">
                <text:p>139.59</text:p>
              </table:table-cell>
              <table:table-cell office:value-type="float" office:value="125.91">
                <text:p>125.91</text:p>
              </table:table-cell>
              <table:table-cell office:value-type="float" office:value="142.41">
                <text:p>142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.82">
                <text:p>155.82</text:p>
              </table:table-cell>
              <table:table-cell office:value-type="float" office:value="192.1">
                <text:p>192.1</text:p>
              </table:table-cell>
              <table:table-cell office:value-type="float" office:value="157.69">
                <text:p>157.69</text:p>
              </table:table-cell>
              <table:table-cell office:value-type="float" office:value="172.42">
                <text:p>172.42</text:p>
              </table:table-cell>
              <table:table-cell office:value-type="float" office:value="155.82">
                <text:p>155.82</text:p>
              </table:table-cell>
              <table:table-cell office:value-type="float" office:value="162.04">
                <text:p>162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1.62">
                <text:p>211.62</text:p>
              </table:table-cell>
              <table:table-cell office:value-type="float" office:value="230.97">
                <text:p>230.97</text:p>
              </table:table-cell>
              <table:table-cell office:value-type="float" office:value="205.65">
                <text:p>205.65</text:p>
              </table:table-cell>
              <table:table-cell office:value-type="float" office:value="215.1">
                <text:p>215.1</text:p>
              </table:table-cell>
              <table:table-cell office:value-type="float" office:value="197">
                <text:p>197</text:p>
              </table:table-cell>
              <table:table-cell office:value-type="float" office:value="203.7">
                <text:p>203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798cm" svg:height="24.133cm" xlink:href=".." xlink:type="simple" chart:class="chart:scatter" chart:style-name="ch1">
        <chart:legend chart:legend-position="end" svg:x="25.655cm" svg:y="11.518cm" style:legend-expansion="high" chart:style-name="ch2"/>
        <chart:plot-area chart:style-name="ch3" table:cell-range-address="Sheet1.T185:Sheet1.U200 Sheet1.Y185:Sheet1.Y200" chart:data-source-has-labels="row" svg:x="0.575cm" svg:y="0.482cm" svg:width="24.505cm" svg:height="23.169cm">
          <chartooo:coordinate-region svg:x="1.382cm" svg:y="0.681cm" svg:width="23.233cm" svg:height="22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185:Sheet1.U200" loext:label-string="scalar_mse" chart:class="chart:scatter">
            <chart:domain table:cell-range-address="Sheet1.T185:Sheet1.T200"/>
            <chart:data-point chart:repeated="16"/>
          </chart:series>
          <chart:series chart:style-name="ch8" chart:values-cell-range-address="Sheet1.Y185:Sheet1.Y200" loext:label-string="vector_mse" chart:class="chart:scatter">
            <chart:domain table:cell-range-address="Sheet1.X185:Sheet1.X200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scalar_mse</text:p>
              </table:table-cell>
              <table:table-cell office:value-type="string">
                <text:p>Column X</text:p>
              </table:table-cell>
              <table:table-cell office:value-type="string">
                <text:p>vector_m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3098">
                <text:p>5.73098</text:p>
                <draw:g>
                  <svg:desc>Sheet1.T185:Sheet1.T200</svg:desc>
                </draw:g>
              </table:table-cell>
              <table:table-cell office:value-type="float" office:value="104.841">
                <text:p>104.841</text:p>
                <draw:g>
                  <svg:desc>Sheet1.U185:Sheet1.U200</svg:desc>
                </draw:g>
              </table:table-cell>
              <table:table-cell office:value-type="float" office:value="4.99597">
                <text:p>4.99597</text:p>
                <draw:g>
                  <svg:desc>Sheet1.X185:Sheet1.X200</svg:desc>
                </draw:g>
              </table:table-cell>
              <table:table-cell office:value-type="float" office:value="24.5966">
                <text:p>24.5966</text:p>
                <draw:g>
                  <svg:desc>Sheet1.Y185:Sheet1.Y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91144">
                <text:p>9.91144</text:p>
              </table:table-cell>
              <table:table-cell office:value-type="float" office:value="113.27">
                <text:p>113.27</text:p>
              </table:table-cell>
              <table:table-cell office:value-type="float" office:value="9.79515">
                <text:p>9.79515</text:p>
              </table:table-cell>
              <table:table-cell office:value-type="float" office:value="111.002">
                <text:p>111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0309">
                <text:p>15.0309</text:p>
              </table:table-cell>
              <table:table-cell office:value-type="float" office:value="135.802">
                <text:p>135.802</text:p>
              </table:table-cell>
              <table:table-cell office:value-type="float" office:value="14.796">
                <text:p>14.796</text:p>
              </table:table-cell>
              <table:table-cell office:value-type="float" office:value="127.829">
                <text:p>127.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1798">
                <text:p>20.1798</text:p>
              </table:table-cell>
              <table:table-cell office:value-type="float" office:value="187.141">
                <text:p>187.141</text:p>
              </table:table-cell>
              <table:table-cell office:value-type="float" office:value="20.0466">
                <text:p>20.0466</text:p>
              </table:table-cell>
              <table:table-cell office:value-type="float" office:value="154.572">
                <text:p>154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7534">
                <text:p>24.7534</text:p>
              </table:table-cell>
              <table:table-cell office:value-type="float" office:value="203.279">
                <text:p>203.279</text:p>
              </table:table-cell>
              <table:table-cell office:value-type="float" office:value="24.657">
                <text:p>24.657</text:p>
              </table:table-cell>
              <table:table-cell office:value-type="float" office:value="191.465">
                <text:p>191.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9163">
                <text:p>29.9163</text:p>
              </table:table-cell>
              <table:table-cell office:value-type="float" office:value="214.326">
                <text:p>214.326</text:p>
              </table:table-cell>
              <table:table-cell office:value-type="float" office:value="29.5997">
                <text:p>29.5997</text:p>
              </table:table-cell>
              <table:table-cell office:value-type="float" office:value="209.455">
                <text:p>209.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.3715">
                <text:p>40.3715</text:p>
              </table:table-cell>
              <table:table-cell office:value-type="float" office:value="253.979">
                <text:p>253.979</text:p>
              </table:table-cell>
              <table:table-cell office:value-type="float" office:value="40.1433">
                <text:p>40.1433</text:p>
              </table:table-cell>
              <table:table-cell office:value-type="float" office:value="232.699">
                <text:p>232.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7302">
                <text:p>49.7302</text:p>
              </table:table-cell>
              <table:table-cell office:value-type="float" office:value="274.265">
                <text:p>274.265</text:p>
              </table:table-cell>
              <table:table-cell office:value-type="float" office:value="49.9164">
                <text:p>49.9164</text:p>
              </table:table-cell>
              <table:table-cell office:value-type="float" office:value="260.739">
                <text:p>260.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.4629">
                <text:p>60.4629</text:p>
              </table:table-cell>
              <table:table-cell office:value-type="float" office:value="292.82">
                <text:p>292.82</text:p>
              </table:table-cell>
              <table:table-cell office:value-type="float" office:value="60.1504">
                <text:p>60.1504</text:p>
              </table:table-cell>
              <table:table-cell office:value-type="float" office:value="280.723">
                <text:p>280.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.9371">
                <text:p>69.9371</text:p>
              </table:table-cell>
              <table:table-cell office:value-type="float" office:value="316.416">
                <text:p>316.416</text:p>
              </table:table-cell>
              <table:table-cell office:value-type="float" office:value="70.4738">
                <text:p>70.4738</text:p>
              </table:table-cell>
              <table:table-cell office:value-type="float" office:value="298.359">
                <text:p>298.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8638">
                <text:p>79.8638</text:p>
              </table:table-cell>
              <table:table-cell office:value-type="float" office:value="329.332">
                <text:p>329.332</text:p>
              </table:table-cell>
              <table:table-cell office:value-type="float" office:value="80.2251">
                <text:p>80.2251</text:p>
              </table:table-cell>
              <table:table-cell office:value-type="float" office:value="315.887">
                <text:p>315.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.443">
                <text:p>90.443</text:p>
              </table:table-cell>
              <table:table-cell office:value-type="float" office:value="342.437">
                <text:p>342.437</text:p>
              </table:table-cell>
              <table:table-cell office:value-type="float" office:value="90.7897">
                <text:p>90.7897</text:p>
              </table:table-cell>
              <table:table-cell office:value-type="float" office:value="329.377">
                <text:p>329.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65">
                <text:p>100.565</text:p>
              </table:table-cell>
              <table:table-cell office:value-type="float" office:value="358.305">
                <text:p>358.305</text:p>
              </table:table-cell>
              <table:table-cell office:value-type="float" office:value="100.825">
                <text:p>100.825</text:p>
              </table:table-cell>
              <table:table-cell office:value-type="float" office:value="342.203">
                <text:p>342.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.726">
                <text:p>199.726</text:p>
              </table:table-cell>
              <table:table-cell office:value-type="float" office:value="449.897">
                <text:p>449.897</text:p>
              </table:table-cell>
              <table:table-cell office:value-type="float" office:value="200.529">
                <text:p>200.529</text:p>
              </table:table-cell>
              <table:table-cell office:value-type="float" office:value="439.356">
                <text:p>439.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9.984">
                <text:p>499.984</text:p>
              </table:table-cell>
              <table:table-cell office:value-type="float" office:value="593.434">
                <text:p>593.434</text:p>
              </table:table-cell>
              <table:table-cell office:value-type="float" office:value="499.389">
                <text:p>499.389</text:p>
              </table:table-cell>
              <table:table-cell office:value-type="float" office:value="582.774">
                <text:p>582.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7.94">
                <text:p>1017.94</text:p>
              </table:table-cell>
              <table:table-cell office:value-type="float" office:value="739.225">
                <text:p>739.225</text:p>
              </table:table-cell>
              <table:table-cell office:value-type="float" office:value="1002.63">
                <text:p>1002.63</text:p>
              </table:table-cell>
              <table:table-cell office:value-type="float" office:value="719.546">
                <text:p>719.5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415cm" svg:height="15.272cm" xlink:href=".." xlink:type="simple" chart:class="chart:scatter" chart:style-name="ch1">
        <chart:legend chart:legend-position="end" svg:x="25.192cm" svg:y="7.088cm" style:legend-expansion="high" chart:style-name="ch2"/>
        <chart:plot-area chart:style-name="ch3" table:cell-range-address="Sheet1.T185:Sheet1.T200 Sheet1.V185:Sheet1.V200 Sheet1.Z185:Sheet1.Z200" chart:data-source-has-labels="row" svg:x="0.568cm" svg:y="0.305cm" svg:width="24.056cm" svg:height="14.662cm">
          <chartooo:coordinate-region svg:x="1.295cm" svg:y="0.504cm" svg:width="22.957cm" svg:height="13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185:Sheet1.V200" loext:label-string="scalar_ssim" chart:class="chart:scatter">
            <chart:domain table:cell-range-address="Sheet1.T185:Sheet1.T200"/>
            <chart:data-point chart:repeated="16"/>
          </chart:series>
          <chart:series chart:style-name="ch8" chart:values-cell-range-address="Sheet1.Z185:Sheet1.Z200" loext:label-string="vector_ssim" chart:class="chart:scatter">
            <chart:domain table:cell-range-address="Sheet1.X185:Sheet1.X200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scalar_ssim</text:p>
              </table:table-cell>
              <table:table-cell office:value-type="string">
                <text:p>Column X</text:p>
              </table:table-cell>
              <table:table-cell office:value-type="string">
                <text:p>vector_ssi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3098">
                <text:p>5.73098</text:p>
                <draw:g>
                  <svg:desc>Sheet1.T185:Sheet1.T200</svg:desc>
                </draw:g>
              </table:table-cell>
              <table:table-cell office:value-type="float" office:value="0.881499">
                <text:p>0.881499</text:p>
                <draw:g>
                  <svg:desc>Sheet1.V185:Sheet1.V200</svg:desc>
                </draw:g>
              </table:table-cell>
              <table:table-cell office:value-type="float" office:value="4.99597">
                <text:p>4.99597</text:p>
                <draw:g>
                  <svg:desc>Sheet1.X185:Sheet1.X200</svg:desc>
                </draw:g>
              </table:table-cell>
              <table:table-cell office:value-type="float" office:value="0.949061">
                <text:p>0.949061</text:p>
                <draw:g>
                  <svg:desc>Sheet1.Z185:Sheet1.Z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91144">
                <text:p>9.91144</text:p>
              </table:table-cell>
              <table:table-cell office:value-type="float" office:value="0.865485">
                <text:p>0.865485</text:p>
              </table:table-cell>
              <table:table-cell office:value-type="float" office:value="9.79515">
                <text:p>9.79515</text:p>
              </table:table-cell>
              <table:table-cell office:value-type="float" office:value="0.866581">
                <text:p>0.866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0309">
                <text:p>15.0309</text:p>
              </table:table-cell>
              <table:table-cell office:value-type="float" office:value="0.814919">
                <text:p>0.814919</text:p>
              </table:table-cell>
              <table:table-cell office:value-type="float" office:value="14.796">
                <text:p>14.796</text:p>
              </table:table-cell>
              <table:table-cell office:value-type="float" office:value="0.841163">
                <text:p>0.841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1798">
                <text:p>20.1798</text:p>
              </table:table-cell>
              <table:table-cell office:value-type="float" office:value="0.750816">
                <text:p>0.750816</text:p>
              </table:table-cell>
              <table:table-cell office:value-type="float" office:value="20.0466">
                <text:p>20.0466</text:p>
              </table:table-cell>
              <table:table-cell office:value-type="float" office:value="0.792816">
                <text:p>0.792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7534">
                <text:p>24.7534</text:p>
              </table:table-cell>
              <table:table-cell office:value-type="float" office:value="0.752356">
                <text:p>0.752356</text:p>
              </table:table-cell>
              <table:table-cell office:value-type="float" office:value="24.657">
                <text:p>24.657</text:p>
              </table:table-cell>
              <table:table-cell office:value-type="float" office:value="0.754718">
                <text:p>0.754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9163">
                <text:p>29.9163</text:p>
              </table:table-cell>
              <table:table-cell office:value-type="float" office:value="0.732258">
                <text:p>0.732258</text:p>
              </table:table-cell>
              <table:table-cell office:value-type="float" office:value="29.5997">
                <text:p>29.5997</text:p>
              </table:table-cell>
              <table:table-cell office:value-type="float" office:value="0.744625">
                <text:p>0.744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.3715">
                <text:p>40.3715</text:p>
              </table:table-cell>
              <table:table-cell office:value-type="float" office:value="0.672793">
                <text:p>0.672793</text:p>
              </table:table-cell>
              <table:table-cell office:value-type="float" office:value="40.1433">
                <text:p>40.1433</text:p>
              </table:table-cell>
              <table:table-cell office:value-type="float" office:value="0.71172">
                <text:p>0.71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7302">
                <text:p>49.7302</text:p>
              </table:table-cell>
              <table:table-cell office:value-type="float" office:value="0.669718">
                <text:p>0.669718</text:p>
              </table:table-cell>
              <table:table-cell office:value-type="float" office:value="49.9164">
                <text:p>49.9164</text:p>
              </table:table-cell>
              <table:table-cell office:value-type="float" office:value="0.680392">
                <text:p>0.680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.4629">
                <text:p>60.4629</text:p>
              </table:table-cell>
              <table:table-cell office:value-type="float" office:value="0.643565">
                <text:p>0.643565</text:p>
              </table:table-cell>
              <table:table-cell office:value-type="float" office:value="60.1504">
                <text:p>60.1504</text:p>
              </table:table-cell>
              <table:table-cell office:value-type="float" office:value="0.662645">
                <text:p>0.662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.9371">
                <text:p>69.9371</text:p>
              </table:table-cell>
              <table:table-cell office:value-type="float" office:value="0.623055">
                <text:p>0.623055</text:p>
              </table:table-cell>
              <table:table-cell office:value-type="float" office:value="70.4738">
                <text:p>70.4738</text:p>
              </table:table-cell>
              <table:table-cell office:value-type="float" office:value="0.644357">
                <text:p>0.644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8638">
                <text:p>79.8638</text:p>
              </table:table-cell>
              <table:table-cell office:value-type="float" office:value="0.618568">
                <text:p>0.618568</text:p>
              </table:table-cell>
              <table:table-cell office:value-type="float" office:value="80.2251">
                <text:p>80.2251</text:p>
              </table:table-cell>
              <table:table-cell office:value-type="float" office:value="0.629065">
                <text:p>0.629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.443">
                <text:p>90.443</text:p>
              </table:table-cell>
              <table:table-cell office:value-type="float" office:value="0.604544">
                <text:p>0.604544</text:p>
              </table:table-cell>
              <table:table-cell office:value-type="float" office:value="90.7897">
                <text:p>90.7897</text:p>
              </table:table-cell>
              <table:table-cell office:value-type="float" office:value="0.618346">
                <text:p>0.6183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65">
                <text:p>100.565</text:p>
              </table:table-cell>
              <table:table-cell office:value-type="float" office:value="0.58887">
                <text:p>0.58887</text:p>
              </table:table-cell>
              <table:table-cell office:value-type="float" office:value="100.825">
                <text:p>100.825</text:p>
              </table:table-cell>
              <table:table-cell office:value-type="float" office:value="0.607979">
                <text:p>0.607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.726">
                <text:p>199.726</text:p>
              </table:table-cell>
              <table:table-cell office:value-type="float" office:value="0.540697">
                <text:p>0.540697</text:p>
              </table:table-cell>
              <table:table-cell office:value-type="float" office:value="200.529">
                <text:p>200.529</text:p>
              </table:table-cell>
              <table:table-cell office:value-type="float" office:value="0.548232">
                <text:p>0.548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9.984">
                <text:p>499.984</text:p>
              </table:table-cell>
              <table:table-cell office:value-type="float" office:value="0.492999">
                <text:p>0.492999</text:p>
              </table:table-cell>
              <table:table-cell office:value-type="float" office:value="499.389">
                <text:p>499.389</text:p>
              </table:table-cell>
              <table:table-cell office:value-type="float" office:value="0.498282">
                <text:p>0.4982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7.94">
                <text:p>1017.94</text:p>
              </table:table-cell>
              <table:table-cell office:value-type="float" office:value="0.463719">
                <text:p>0.463719</text:p>
              </table:table-cell>
              <table:table-cell office:value-type="float" office:value="1002.63">
                <text:p>1002.63</text:p>
              </table:table-cell>
              <table:table-cell office:value-type="float" office:value="0.472235">
                <text:p>0.4722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